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2" style:family="paragraph" style:parent-style-name="Standard">
      <style:text-properties fo:color="#000000" style:font-name="Liberation Serif" fo:font-size="12pt" fo:font-weight="normal" officeooo:rsid="00ed16ef" officeooo:paragraph-rsid="00ed16ef" style:font-size-asian="12pt" style:font-weight-asian="normal" style:font-size-complex="12pt" style:font-weight-complex="normal"/>
    </style:style>
    <style:style style:name="P3" style:family="paragraph" style:parent-style-name="Standard">
      <style:text-properties style:font-name="Liberation Serif" fo:font-size="12pt" fo:font-weight="normal" officeooo:rsid="00132c90" officeooo:paragraph-rsid="007e7343" style:font-size-asian="12pt" style:font-weight-asian="normal" style:font-size-complex="12pt" style:font-weight-complex="normal"/>
    </style:style>
    <style:style style:name="P4" style:family="paragraph" style:parent-style-name="Standard">
      <style:text-properties fo:color="#000000" style:font-name="Liberation Serif" fo:font-size="12pt" fo:font-weight="normal" officeooo:rsid="00132c90" officeooo:paragraph-rsid="007e7343" style:font-size-asian="12pt" style:font-weight-asian="normal" style:font-size-complex="12pt" style:font-weight-complex="normal"/>
    </style:style>
    <style:style style:name="P5"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6" style:family="paragraph" style:parent-style-name="Standard">
      <style:text-properties fo:color="#000000" style:font-name="Liberation Serif" fo:font-size="12pt" fo:font-weight="normal" officeooo:rsid="00b26221" officeooo:paragraph-rsid="00b26221"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a159d2" officeooo:paragraph-rsid="00bd3a06"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132c90" officeooo:paragraph-rsid="00bd3a06" style:font-size-asian="12pt" style:font-weight-asian="normal" style:font-size-complex="12pt" style:font-weight-complex="normal"/>
    </style:style>
    <style:style style:name="P9" style:family="paragraph" style:parent-style-name="Standard">
      <style:text-properties fo:color="#000000" style:font-name="Liberation Serif" fo:font-size="12pt" fo:font-style="normal" style:text-underline-style="none" fo:font-weight="normal" officeooo:rsid="00132c90" officeooo:paragraph-rsid="00bd3a06"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font-weight="normal" officeooo:rsid="00a51a5a" officeooo:paragraph-rsid="00a51a5a"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12ed44" officeooo:paragraph-rsid="0012ed44"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12ed44" officeooo:paragraph-rsid="0022d191"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12ed44" officeooo:paragraph-rsid="0087ad76"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12ed44" officeooo:paragraph-rsid="007d1c4c"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12ed44" officeooo:paragraph-rsid="00a60830"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12ed44" officeooo:paragraph-rsid="00132c90"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5bb284" officeooo:paragraph-rsid="005bb28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2f96fd" officeooo:paragraph-rsid="0061541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2f96fd" officeooo:paragraph-rsid="008614f8"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132c90" officeooo:paragraph-rsid="00132c90"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132c90" officeooo:paragraph-rsid="005bb284"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132c90" officeooo:paragraph-rsid="00bd3a06"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132c90" officeooo:paragraph-rsid="007e7343"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0132c90" officeooo:paragraph-rsid="007d1c4c"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13f5fc" officeooo:paragraph-rsid="00132c90"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025e7b7" officeooo:paragraph-rsid="005eb803" style:font-size-asian="12pt" style:font-weight-asian="normal" style:font-size-complex="12pt" style:font-weight-complex="normal"/>
    </style:style>
    <style:style style:name="P27" style:family="paragraph" style:parent-style-name="Standard">
      <style:text-properties style:font-name="Liberation Serif" fo:font-size="12pt" fo:font-weight="normal" officeooo:rsid="00c0d547" officeooo:paragraph-rsid="00c0d547"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602806" officeooo:paragraph-rsid="00602806" style:font-size-asian="12pt" style:font-weight-asian="normal" style:font-size-complex="12pt" style:font-weight-complex="normal"/>
    </style:style>
    <style:style style:name="P29" style:family="paragraph" style:parent-style-name="Standard">
      <style:text-properties style:font-name="Liberation Serif" fo:font-size="12pt" fo:font-weight="normal" officeooo:rsid="006674be" officeooo:paragraph-rsid="0069f805" style:font-size-asian="12pt" style:font-weight-asian="normal" style:font-size-complex="12pt" style:font-weight-complex="normal"/>
    </style:style>
    <style:style style:name="P30" style:family="paragraph" style:parent-style-name="Standard">
      <style:text-properties style:font-name="Liberation Serif" fo:font-size="12pt" fo:font-weight="normal" officeooo:rsid="00181b43" officeooo:paragraph-rsid="006dc88c" style:font-size-asian="12pt" style:font-weight-asian="normal" style:font-size-complex="12pt" style:font-weight-complex="normal"/>
    </style:style>
    <style:style style:name="P31" style:family="paragraph" style:parent-style-name="Standard">
      <style:text-properties style:font-name="Liberation Serif" fo:font-size="12pt" fo:font-weight="normal" officeooo:rsid="007d3d6d" officeooo:paragraph-rsid="007d3d6d" style:font-size-asian="12pt" style:font-weight-asian="normal" style:font-size-complex="12pt" style:font-weight-complex="normal"/>
    </style:style>
    <style:style style:name="P32" style:family="paragraph" style:parent-style-name="Standard">
      <style:text-properties style:font-name="Liberation Serif" fo:font-size="12pt" fo:font-weight="normal" officeooo:rsid="007d3d6d" officeooo:paragraph-rsid="0087ad76" style:font-size-asian="12pt" style:font-weight-asian="normal" style:font-size-complex="12pt" style:font-weight-complex="normal"/>
    </style:style>
    <style:style style:name="P33" style:family="paragraph" style:parent-style-name="Standard">
      <style:text-properties style:font-name="Liberation Serif" fo:font-size="12pt" fo:font-weight="normal" officeooo:rsid="00a159d2" officeooo:paragraph-rsid="00bd3a06" style:font-size-asian="12pt" style:font-weight-asian="normal" style:font-size-complex="12pt" style:font-weight-complex="normal"/>
    </style:style>
    <style:style style:name="P34" style:family="paragraph" style:parent-style-name="Standard">
      <style:text-properties style:font-name="Liberation Serif" fo:font-size="12pt" fo:font-weight="normal" officeooo:rsid="007e7343" officeooo:paragraph-rsid="007e7343" style:font-size-asian="12pt" style:font-weight-asian="normal" style:font-size-complex="12pt" style:font-weight-complex="normal"/>
    </style:style>
    <style:style style:name="P35" style:family="paragraph" style:parent-style-name="Standard">
      <style:text-properties style:font-name="Liberation Serif" fo:font-size="12pt" fo:font-weight="normal" officeooo:rsid="0063d39a" officeooo:paragraph-rsid="0063d39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officeooo:rsid="006e1727" officeooo:paragraph-rsid="00d34ecb" style:font-size-asian="12pt" style:font-size-complex="12pt"/>
    </style:style>
    <style:style style:name="P37" style:family="paragraph" style:parent-style-name="Standard">
      <style:text-properties style:font-name="Liberation Serif" fo:font-size="12pt" fo:font-weight="bold" officeooo:rsid="00132c90" officeooo:paragraph-rsid="00934a1d"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Liberation Serif" fo:font-size="12pt" fo:font-weight="bold" officeooo:rsid="00132c90" officeooo:paragraph-rsid="00bd3a06"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0132c90" officeooo:paragraph-rsid="00132c90" style:font-size-asian="12pt" style:font-weight-asian="bold" style:font-size-complex="12pt" style:font-weight-complex="bold"/>
    </style:style>
    <style:style style:name="P40" style:family="paragraph" style:parent-style-name="Standard">
      <style:text-properties style:font-name="Liberation Serif" fo:font-size="12pt" fo:font-weight="bold" officeooo:rsid="00132c90" officeooo:paragraph-rsid="0069f805" style:font-size-asian="12pt" style:font-weight-asian="bold" style:font-size-complex="12pt" style:font-weight-complex="bold"/>
    </style:style>
    <style:style style:name="P41" style:family="paragraph" style:parent-style-name="Standard">
      <style:text-properties style:font-name="Liberation Serif" fo:font-size="12pt" fo:font-weight="bold" officeooo:rsid="00132c90" officeooo:paragraph-rsid="005bb284" style:font-size-asian="12pt" style:font-weight-asian="bold" style:font-size-complex="12pt" style:font-weight-complex="bold"/>
    </style:style>
    <style:style style:name="P42" style:family="paragraph" style:parent-style-name="Standard">
      <style:text-properties style:font-name="Liberation Serif" fo:font-size="12pt" fo:font-weight="bold" officeooo:rsid="0012ed44" officeooo:paragraph-rsid="0012ed44" style:font-size-asian="12pt" style:font-weight-asian="bold" style:font-size-complex="12pt" style:font-weight-complex="bold"/>
    </style:style>
    <style:style style:name="P43" style:family="paragraph" style:parent-style-name="Standard">
      <style:text-properties style:font-name="Liberation Serif" fo:font-size="12pt" fo:font-weight="bold" officeooo:rsid="0012ed44" officeooo:paragraph-rsid="007d1c4c" style:font-size-asian="12pt" style:font-weight-asian="bold" style:font-size-complex="12pt" style:font-weight-complex="bold"/>
    </style:style>
    <style:style style:name="P44" style:family="paragraph" style:parent-style-name="Standard">
      <style:text-properties style:font-name="Liberation Serif" fo:font-size="12pt" fo:font-weight="bold" officeooo:rsid="0012ed44" officeooo:paragraph-rsid="0022d191" style:font-size-asian="12pt" style:font-weight-asian="bold" style:font-size-complex="12pt" style:font-weight-complex="bold"/>
    </style:style>
    <style:style style:name="P45" style:family="paragraph" style:parent-style-name="Standard">
      <style:paragraph-properties fo:text-align="center" style:justify-single-word="false"/>
      <style:text-properties style:font-name="Liberation Serif" fo:font-size="12pt" fo:font-weight="bold" officeooo:rsid="002b6aa8" officeooo:paragraph-rsid="002b6aa8" style:font-size-asian="12pt" style:font-weight-asian="bold" style:font-size-complex="12pt" style:font-weight-complex="bold"/>
    </style:style>
    <style:style style:name="P46" style:family="paragraph" style:parent-style-name="Standard">
      <style:paragraph-properties fo:text-align="start" style:justify-single-word="false"/>
      <style:text-properties style:font-name="Liberation Serif" fo:font-size="12pt" fo:font-weight="bold" officeooo:rsid="002b6aa8" officeooo:paragraph-rsid="002b6aa8" style:font-size-asian="12pt" style:font-weight-asian="bold" style:font-size-complex="12pt" style:font-weight-complex="bold"/>
    </style:style>
    <style:style style:name="P47" style:family="paragraph" style:parent-style-name="Standard">
      <style:text-properties style:font-name="Liberation Serif" fo:font-size="12pt" fo:font-weight="bold" officeooo:rsid="0025e7b7" officeooo:paragraph-rsid="0025e7b7" style:font-size-asian="12pt" style:font-weight-asian="bold" style:font-size-complex="12pt" style:font-weight-complex="bold"/>
    </style:style>
    <style:style style:name="P48" style:family="paragraph" style:parent-style-name="Standard">
      <style:text-properties style:font-name="Liberation Serif" fo:font-size="12pt" fo:font-weight="bold" officeooo:rsid="0084da68" officeooo:paragraph-rsid="00c753e6" style:font-size-asian="12pt" style:font-weight-asian="bold" style:font-size-complex="12pt" style:font-weight-complex="bold"/>
    </style:style>
    <style:style style:name="P49" style:family="paragraph" style:parent-style-name="Standard">
      <style:text-properties style:font-name="Liberation Serif" fo:font-size="12pt" fo:font-weight="bold" officeooo:rsid="0084da68" officeooo:paragraph-rsid="0084da68" style:font-size-asian="12pt" style:font-weight-asian="bold" style:font-size-complex="12pt" style:font-weight-complex="bold"/>
    </style:style>
    <style:style style:name="P50" style:family="paragraph" style:parent-style-name="Standard">
      <style:text-properties style:font-name="Liberation Serif" fo:font-size="12pt" fo:font-weight="bold" officeooo:rsid="00652fc1" officeooo:paragraph-rsid="00652fc1" style:font-size-asian="12pt" style:font-weight-asian="bold" style:font-size-complex="12pt" style:font-weight-complex="bold"/>
    </style:style>
    <style:style style:name="P51" style:family="paragraph" style:parent-style-name="Standard">
      <style:text-properties style:font-name="Liberation Serif" fo:font-size="12pt" fo:font-weight="bold" officeooo:rsid="0022d191" officeooo:paragraph-rsid="0022d191" style:font-size-asian="12pt" style:font-weight-asian="bold" style:font-size-complex="12pt" style:font-weight-complex="bold"/>
    </style:style>
    <style:style style:name="P52" style:family="paragraph" style:parent-style-name="Standard">
      <style:text-properties style:font-name="Liberation Serif" fo:font-size="12pt" fo:font-weight="bold" officeooo:rsid="005bb284" officeooo:paragraph-rsid="00934a1d" style:font-size-asian="12pt" style:font-weight-asian="bold" style:font-size-complex="12pt" style:font-weight-complex="bold"/>
    </style:style>
    <style:style style:name="P53" style:family="paragraph" style:parent-style-name="Standard">
      <style:text-properties style:font-name="Liberation Serif" fo:font-size="12pt" fo:font-weight="bold" officeooo:rsid="0068864e" officeooo:paragraph-rsid="0068864e" style:font-size-asian="12pt" style:font-weight-asian="bold" style:font-size-complex="12pt" style:font-weight-complex="bold"/>
    </style:style>
    <style:style style:name="P54" style:family="paragraph" style:parent-style-name="Standard">
      <style:text-properties style:font-name="Liberation Serif" fo:font-size="12pt" fo:font-weight="bold" officeooo:rsid="00602806" officeooo:paragraph-rsid="00602806" style:font-size-asian="12pt" style:font-weight-asian="bold" style:font-size-complex="12pt" style:font-weight-complex="bold"/>
    </style:style>
    <style:style style:name="P55" style:family="paragraph" style:parent-style-name="Standard">
      <style:text-properties style:font-name="Liberation Serif" fo:font-size="12pt" fo:font-weight="bold" officeooo:rsid="00c0d547" officeooo:paragraph-rsid="00c0d547" style:font-size-asian="12pt" style:font-weight-asian="bold" style:font-size-complex="12pt" style:font-weight-complex="bold"/>
    </style:style>
    <style:style style:name="P56" style:family="paragraph" style:parent-style-name="Standard">
      <style:text-properties style:font-name="Liberation Serif" fo:font-size="12pt" fo:font-weight="bold" officeooo:rsid="00517fe8" officeooo:paragraph-rsid="0012ed44"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bd3a06"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5bb284"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d34ecb"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style:text-underline-style="none" fo:font-weight="normal" officeooo:rsid="00a3207b" officeooo:paragraph-rsid="00a3207b" style:font-size-asian="12pt" style:font-style-asian="normal" style:font-weight-asian="normal" style:font-size-complex="12pt" style:font-style-complex="normal" style:font-weight-complex="normal"/>
    </style:style>
    <style:style style:name="P61" style:family="paragraph" style:parent-style-name="Standard">
      <style:text-properties style:font-name="Liberation Serif" fo:font-size="12pt" fo:font-style="normal" style:text-underline-style="none" fo:font-weight="normal" officeooo:rsid="00a3fada" officeooo:paragraph-rsid="00bd3a06" style:font-size-asian="12pt" style:font-style-asian="normal" style:font-weight-asian="normal" style:font-size-complex="12pt" style:font-style-complex="normal" style:font-weight-complex="normal"/>
    </style:style>
    <style:style style:name="P62" style:family="paragraph" style:parent-style-name="Standard">
      <style:text-properties style:font-name="Liberation Serif" fo:font-size="12pt" fo:font-style="normal" style:text-underline-style="none" fo:font-weight="normal" officeooo:rsid="00aeebb0" officeooo:paragraph-rsid="00bd3a06"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style:text-underline-style="none" fo:font-weight="bold" officeooo:rsid="00132c90" officeooo:paragraph-rsid="00bd3a06" style:font-size-asian="12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2cdd2f" officeooo:paragraph-rsid="002cdd2f" style:font-size-asian="12pt" style:font-style-asian="normal" style:font-weight-asian="bold" style:font-size-complex="12pt" style:font-style-complex="normal" style:font-weight-complex="bold"/>
    </style:style>
    <style:style style:name="P65" style:family="paragraph" style:parent-style-name="Standard">
      <style:text-properties fo:color="#000000" style:font-name="Liberation Serif" fo:font-size="12pt" fo:font-weight="bold" officeooo:rsid="0012ed44" officeooo:paragraph-rsid="0012ed44" style:font-size-asian="12pt" style:font-weight-asian="bold" style:font-size-complex="12pt" style:font-weight-complex="bold"/>
    </style:style>
    <style:style style:name="P66" style:family="paragraph" style:parent-style-name="Standard">
      <style:text-properties fo:color="#000000" style:font-name="Liberation Serif" fo:font-size="12pt" fo:font-weight="bold" officeooo:rsid="0025e7b7" officeooo:paragraph-rsid="0025e7b7" style:font-size-asian="12pt" style:font-weight-asian="bold" style:font-size-complex="12pt" style:font-weight-complex="bold"/>
    </style:style>
    <style:style style:name="P67" style:family="paragraph" style:parent-style-name="Standard">
      <style:text-properties fo:color="#000000" style:font-name="Liberation Serif" fo:font-size="12pt" fo:font-weight="bold" officeooo:rsid="0025e7b7" officeooo:paragraph-rsid="00aa598b" style:font-size-asian="12pt" style:font-weight-asian="bold" style:font-size-complex="12pt" style:font-weight-complex="bold"/>
    </style:style>
    <style:style style:name="P68" style:family="paragraph" style:parent-style-name="Standard">
      <style:text-properties fo:color="#000000" style:font-name="Liberation Serif" fo:font-size="12pt" fo:font-weight="bold" officeooo:rsid="001b9b80" officeooo:paragraph-rsid="001b9b80" style:font-size-asian="12pt" style:font-weight-asian="bold" style:font-size-complex="12pt" style:font-weight-complex="bold"/>
    </style:style>
    <style:style style:name="P69" style:family="paragraph" style:parent-style-name="Standard">
      <style:text-properties fo:color="#000000" style:font-name="Liberation Serif" fo:font-size="12pt" fo:font-weight="bold" officeooo:rsid="001b9b80" officeooo:paragraph-rsid="0025e7b7" style:font-size-asian="12pt" style:font-weight-asian="bold" style:font-size-complex="12pt" style:font-weight-complex="bold"/>
    </style:style>
    <style:style style:name="P70" style:family="paragraph" style:parent-style-name="Standard">
      <style:paragraph-properties fo:text-align="start" style:justify-single-word="false"/>
      <style:text-properties fo:color="#000000" style:font-name="Liberation Serif" fo:font-size="12pt" fo:font-weight="bold" officeooo:rsid="00652fc1" officeooo:paragraph-rsid="00d34ecb" style:font-size-asian="12pt" style:font-weight-asian="bold" style:font-size-complex="12pt" style:font-weight-complex="bold"/>
    </style:style>
    <style:style style:name="P71" style:family="paragraph" style:parent-style-name="Standard">
      <style:text-properties fo:color="#000000" style:font-name="Liberation Serif" fo:font-size="12pt" fo:font-weight="bold" officeooo:rsid="008a54da" officeooo:paragraph-rsid="008a54da" style:font-size-asian="12pt" style:font-weight-asian="bold" style:font-size-complex="12pt" style:font-weight-complex="bold"/>
    </style:style>
    <style:style style:name="P72" style:family="paragraph" style:parent-style-name="Standard">
      <style:text-properties fo:color="#000000" style:font-name="Liberation Serif" fo:font-size="12pt" fo:font-weight="bold" officeooo:rsid="008614f8" officeooo:paragraph-rsid="008614f8" style:font-size-asian="12pt" style:font-weight-asian="bold" style:font-size-complex="12pt" style:font-weight-complex="bold"/>
    </style:style>
    <style:style style:name="P73" style:family="paragraph" style:parent-style-name="Standard">
      <style:text-properties fo:color="#000000" style:font-name="Liberation Serif" fo:font-size="12pt" fo:font-weight="bold" officeooo:rsid="0022d191" officeooo:paragraph-rsid="0022d191" style:font-size-asian="12pt" style:font-weight-asian="bold" style:font-size-complex="12pt" style:font-weight-complex="bold"/>
    </style:style>
    <style:style style:name="P74" style:family="paragraph" style:parent-style-name="Standard">
      <style:text-properties fo:color="#000000" style:font-name="Liberation Serif" fo:font-size="12pt" fo:font-weight="bold" officeooo:rsid="00602806" officeooo:paragraph-rsid="00602806" style:font-size-asian="12pt" style:font-weight-asian="bold" style:font-size-complex="12pt" style:font-weight-complex="bold"/>
    </style:style>
    <style:style style:name="P75" style:family="paragraph" style:parent-style-name="Standard">
      <style:paragraph-properties fo:text-align="start" style:justify-single-word="false"/>
      <style:text-properties fo:color="#000000" style:font-name="Liberation Serif" fo:font-size="12pt" fo:font-weight="bold" officeooo:rsid="00132c90" officeooo:paragraph-rsid="00d34ecb" style:font-size-asian="12pt" style:font-weight-asian="bold" style:font-size-complex="12pt" style:font-weight-complex="bold"/>
    </style:style>
    <style:style style:name="P76" style:family="paragraph" style:parent-style-name="Standard">
      <style:text-properties fo:color="#000000" style:font-name="Liberation Serif" fo:font-size="12pt" fo:font-weight="bold" officeooo:rsid="00132c90" officeooo:paragraph-rsid="00a3207b" style:font-size-asian="12pt" style:font-weight-asian="bold" style:font-size-complex="12pt" style:font-weight-complex="bold"/>
    </style:style>
    <style:style style:name="P77" style:family="paragraph" style:parent-style-name="Standard">
      <style:text-properties fo:color="#000000" style:font-name="Liberation Serif" fo:font-size="12pt" fo:font-weight="bold" officeooo:rsid="00132c90" officeooo:paragraph-rsid="00d34ecb" style:font-size-asian="12pt" style:font-weight-asian="bold" style:font-size-complex="12pt" style:font-weight-complex="bold"/>
    </style:style>
    <style:style style:name="P78" style:family="paragraph" style:parent-style-name="Standard">
      <style:paragraph-properties fo:text-align="start" style:justify-single-word="false"/>
      <style:text-properties fo:color="#000000" style:font-name="Liberation Serif" fo:font-size="12pt" fo:font-weight="bold" officeooo:rsid="009562d4" officeooo:paragraph-rsid="00d34ecb" style:font-size-asian="12pt" style:font-weight-asian="bold" style:font-size-complex="12pt" style:font-weight-complex="bold"/>
    </style:style>
    <style:style style:name="P79" style:family="paragraph" style:parent-style-name="Standard">
      <style:paragraph-properties fo:text-align="start" style:justify-single-word="false"/>
      <style:text-properties fo:color="#000000" style:font-name="Liberation Serif" fo:font-size="12pt" fo:font-weight="bold" officeooo:rsid="006dc88c" officeooo:paragraph-rsid="00a3207b" style:font-size-asian="12pt" style:font-weight-asian="bold" style:font-size-complex="12pt" style:font-weight-complex="bold"/>
    </style:style>
    <style:style style:name="P80" style:family="paragraph" style:parent-style-name="Standard">
      <style:paragraph-properties fo:text-align="start" style:justify-single-word="false"/>
      <style:text-properties fo:color="#000000" style:font-name="Liberation Serif" fo:font-size="12pt" fo:font-weight="bold" officeooo:rsid="006dc88c" officeooo:paragraph-rsid="00d34ecb" style:font-size-asian="12pt" style:font-weight-asian="bold" style:font-size-complex="12pt" style:font-weight-complex="bold"/>
    </style:style>
    <style:style style:name="P81" style:family="paragraph" style:parent-style-name="Standard">
      <style:text-properties fo:color="#000000" style:font-name="Liberation Serif" fo:font-size="12pt" fo:font-weight="bold" officeooo:rsid="008c2a21" officeooo:paragraph-rsid="00ce32e9" style:font-size-asian="12pt" style:font-weight-asian="bold" style:font-size-complex="12pt" style:font-weight-complex="bold"/>
    </style:style>
    <style:style style:name="P82" style:family="paragraph" style:parent-style-name="Standard">
      <style:text-properties fo:color="#000000" style:font-name="Liberation Serif" fo:font-size="12pt" fo:font-weight="bold" officeooo:rsid="008da286" officeooo:paragraph-rsid="00a51a5a" style:font-size-asian="12pt" style:font-weight-asian="bold" style:font-size-complex="12pt" style:font-weight-complex="bold"/>
    </style:style>
    <style:style style:name="P83"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84" style:family="paragraph" style:parent-style-name="Standard">
      <style:text-properties fo:color="#000000" style:font-name="Liberation Serif" fo:font-size="12pt" fo:font-weight="normal" officeooo:rsid="001b9b80" officeooo:paragraph-rsid="001bcf49" style:font-size-asian="12pt" style:font-weight-asian="normal" style:font-size-complex="12pt" style:font-weight-complex="normal"/>
    </style:style>
    <style:style style:name="P85" style:family="paragraph" style:parent-style-name="Standard">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86" style:family="paragraph" style:parent-style-name="Standard">
      <style:text-properties fo:color="#000000" style:font-name="Liberation Serif" fo:font-size="12pt" fo:font-weight="normal" officeooo:rsid="0026efea" officeooo:paragraph-rsid="0092b44f" style:font-size-asian="12pt" style:font-weight-asian="normal" style:font-size-complex="12pt" style:font-weight-complex="normal"/>
    </style:style>
    <style:style style:name="P87" style:family="paragraph" style:parent-style-name="Standard">
      <style:text-properties fo:color="#000000" style:font-name="Liberation Serif" fo:font-size="12pt" fo:font-weight="normal" officeooo:rsid="0026efea" officeooo:paragraph-rsid="0026efea" style:font-size-asian="12pt" style:font-weight-asian="normal" style:font-size-complex="12pt" style:font-weight-complex="normal"/>
    </style:style>
    <style:style style:name="P88" style:family="paragraph" style:parent-style-name="Standard">
      <style:text-properties fo:color="#000000" style:font-name="Liberation Serif" fo:font-size="12pt" fo:font-weight="normal" officeooo:rsid="00298c1a" officeooo:paragraph-rsid="0092b44f" style:font-size-asian="12pt" style:font-weight-asian="normal" style:font-size-complex="12pt" style:font-weight-complex="normal"/>
    </style:style>
    <style:style style:name="P89" style:family="paragraph" style:parent-style-name="Standard">
      <style:text-properties fo:color="#000000" style:font-name="Liberation Serif" fo:font-size="12pt" fo:font-weight="normal" officeooo:rsid="00298c1a" officeooo:paragraph-rsid="0089e2d5" style:font-size-asian="12pt" style:font-weight-asian="normal" style:font-size-complex="12pt" style:font-weight-complex="normal"/>
    </style:style>
    <style:style style:name="P90" style:family="paragraph" style:parent-style-name="Standard">
      <style:text-properties fo:color="#000000" style:font-name="Liberation Serif" fo:font-size="12pt" fo:font-weight="normal" officeooo:rsid="00298c1a" officeooo:paragraph-rsid="00ce0cb3" style:font-size-asian="12pt" style:font-weight-asian="normal" style:font-size-complex="12pt" style:font-weight-complex="normal"/>
    </style:style>
    <style:style style:name="P91" style:family="paragraph" style:parent-style-name="Standard">
      <style:text-properties fo:color="#000000" style:font-name="Liberation Serif" fo:font-size="12pt" fo:font-weight="normal" officeooo:rsid="00298c1a" officeooo:paragraph-rsid="008ef912" style:font-size-asian="12pt" style:font-weight-asian="normal" style:font-size-complex="12pt" style:font-weight-complex="normal"/>
    </style:style>
    <style:style style:name="P92" style:family="paragraph" style:parent-style-name="Standard">
      <style:text-properties fo:color="#000000" style:font-name="Liberation Serif" fo:font-size="12pt" fo:font-weight="normal" officeooo:rsid="0025e7b7" officeooo:paragraph-rsid="0063434a" style:font-size-asian="12pt" style:font-weight-asian="normal" style:font-size-complex="12pt" style:font-weight-complex="normal"/>
    </style:style>
    <style:style style:name="P93"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94" style:family="paragraph" style:parent-style-name="Standard">
      <style:text-properties fo:color="#000000" style:font-name="Liberation Serif" fo:font-size="12pt" fo:font-weight="normal" officeooo:rsid="0025e7b7" officeooo:paragraph-rsid="005eb803" style:font-size-asian="12pt" style:font-weight-asian="normal" style:font-size-complex="12pt" style:font-weight-complex="normal"/>
    </style:style>
    <style:style style:name="P95" style:family="paragraph" style:parent-style-name="Standard">
      <style:text-properties fo:color="#000000" style:font-name="Liberation Serif" fo:font-size="12pt" fo:font-weight="normal" officeooo:rsid="0025e7b7" officeooo:paragraph-rsid="00aa598b" style:font-size-asian="12pt" style:font-weight-asian="normal" style:font-size-complex="12pt" style:font-weight-complex="normal"/>
    </style:style>
    <style:style style:name="P96" style:family="paragraph" style:parent-style-name="Standard">
      <style:text-properties fo:color="#000000" style:font-name="Liberation Serif" fo:font-size="12pt" fo:font-weight="normal" officeooo:rsid="0089c719" officeooo:paragraph-rsid="0089c719" style:font-size-asian="12pt" style:font-weight-asian="normal" style:font-size-complex="12pt" style:font-weight-complex="normal"/>
    </style:style>
    <style:style style:name="P97" style:family="paragraph" style:parent-style-name="Standard">
      <style:text-properties fo:color="#000000" style:font-name="Liberation Serif" fo:font-size="12pt" fo:font-weight="normal" officeooo:rsid="0089c719" officeooo:paragraph-rsid="00aa598b" style:font-size-asian="12pt" style:font-weight-asian="normal" style:font-size-complex="12pt" style:font-weight-complex="normal"/>
    </style:style>
    <style:style style:name="P98" style:family="paragraph" style:parent-style-name="Standard">
      <style:text-properties fo:color="#000000" style:font-name="Liberation Serif" fo:font-size="12pt" fo:font-weight="normal" officeooo:rsid="00b3e0d1" officeooo:paragraph-rsid="00b6e26b" style:font-size-asian="12pt" style:font-weight-asian="normal" style:font-size-complex="12pt" style:font-weight-complex="normal"/>
    </style:style>
    <style:style style:name="P99" style:family="paragraph" style:parent-style-name="Standard">
      <style:text-properties fo:color="#000000" style:font-name="Liberation Serif" fo:font-size="12pt" fo:font-weight="normal" officeooo:rsid="00132c90" officeooo:paragraph-rsid="00a51a5a" style:font-size-asian="12pt" style:font-weight-asian="normal" style:font-size-complex="12pt" style:font-weight-complex="normal"/>
    </style:style>
    <style:style style:name="P100" style:family="paragraph" style:parent-style-name="Standard">
      <style:text-properties fo:color="#000000" style:font-name="Liberation Serif" fo:font-size="12pt" fo:font-weight="normal" officeooo:rsid="00132c90" officeooo:paragraph-rsid="00a3207b" style:font-size-asian="12pt" style:font-weight-asian="normal" style:font-size-complex="12pt" style:font-weight-complex="normal"/>
    </style:style>
    <style:style style:name="P101" style:family="paragraph" style:parent-style-name="Standard">
      <style:text-properties fo:color="#000000" style:font-name="Liberation Serif" fo:font-size="12pt" fo:font-weight="normal" officeooo:rsid="00132c90" officeooo:paragraph-rsid="00d34ecb" style:font-size-asian="12pt" style:font-weight-asian="normal" style:font-size-complex="12pt" style:font-weight-complex="normal"/>
    </style:style>
    <style:style style:name="P102" style:family="paragraph" style:parent-style-name="Standard">
      <style:text-properties fo:color="#000000" style:font-name="Liberation Serif" fo:font-size="12pt" fo:font-weight="normal" officeooo:rsid="00132c90" officeooo:paragraph-rsid="007e7343" style:font-size-asian="12pt" style:font-weight-asian="normal" style:font-size-complex="12pt" style:font-weight-complex="normal"/>
    </style:style>
    <style:style style:name="P103" style:family="paragraph" style:parent-style-name="Standard">
      <style:text-properties fo:color="#000000" style:font-name="Liberation Serif" fo:font-size="12pt" fo:font-weight="normal" officeooo:rsid="00b26221" officeooo:paragraph-rsid="00b74cc2" style:font-size-asian="12pt" style:font-weight-asian="normal" style:font-size-complex="12pt" style:font-weight-complex="normal"/>
    </style:style>
    <style:style style:name="P104" style:family="paragraph" style:parent-style-name="Standard">
      <style:text-properties fo:color="#000000" style:font-name="Liberation Serif" fo:font-size="12pt" fo:font-weight="normal" officeooo:rsid="00b26221" officeooo:paragraph-rsid="00b26221" style:font-size-asian="12pt" style:font-weight-asian="normal" style:font-size-complex="12pt" style:font-weight-complex="normal"/>
    </style:style>
    <style:style style:name="P105" style:family="paragraph" style:parent-style-name="Standard">
      <style:text-properties fo:color="#000000" style:font-name="Liberation Serif" fo:font-size="12pt" fo:font-weight="normal" officeooo:rsid="00b26221" officeooo:paragraph-rsid="00ce0cb3" style:font-size-asian="12pt" style:font-weight-asian="normal" style:font-size-complex="12pt" style:font-weight-complex="normal"/>
    </style:style>
    <style:style style:name="P106" style:family="paragraph" style:parent-style-name="Standard">
      <style:text-properties fo:color="#000000" style:font-name="Liberation Serif" fo:font-size="12pt" fo:font-weight="normal" officeooo:rsid="00a51a5a" officeooo:paragraph-rsid="00a51a5a" style:font-size-asian="12pt" style:font-weight-asian="normal" style:font-size-complex="12pt" style:font-weight-complex="normal"/>
    </style:style>
    <style:style style:name="P107" style:family="paragraph" style:parent-style-name="Standard">
      <style:text-properties fo:color="#000000" style:font-name="Liberation Serif" fo:font-size="12pt" fo:font-weight="normal" officeooo:rsid="008c2a21" officeooo:paragraph-rsid="00ce32e9" style:font-size-asian="12pt" style:font-weight-asian="normal" style:font-size-complex="12pt" style:font-weight-complex="normal"/>
    </style:style>
    <style:style style:name="P108" style:family="paragraph" style:parent-style-name="Standard">
      <style:text-properties fo:color="#000000" style:font-name="Liberation Serif" fo:font-size="12pt" fo:font-weight="normal" officeooo:rsid="0089e2d5" officeooo:paragraph-rsid="0089e2d5" style:font-size-asian="12pt" style:font-weight-asian="normal" style:font-size-complex="12pt" style:font-weight-complex="normal"/>
    </style:style>
    <style:style style:name="P109" style:family="paragraph" style:parent-style-name="Standard">
      <style:text-properties fo:color="#000000" style:font-name="Liberation Serif" fo:font-size="12pt" fo:font-weight="normal" officeooo:rsid="0012ed44" officeooo:paragraph-rsid="0012ed44" style:font-size-asian="12pt" style:font-weight-asian="normal" style:font-size-complex="12pt" style:font-weight-complex="normal"/>
    </style:style>
    <style:style style:name="P110" style:family="paragraph" style:parent-style-name="Standard">
      <style:text-properties fo:color="#000000" style:font-name="Liberation Serif" fo:font-size="12pt" fo:font-weight="normal" officeooo:rsid="001fd309" officeooo:paragraph-rsid="00d34ecb" style:font-size-asian="12pt" style:font-weight-asian="normal" style:font-size-complex="12pt" style:font-weight-complex="normal"/>
    </style:style>
    <style:style style:name="P111" style:family="paragraph" style:parent-style-name="Standard">
      <style:text-properties fo:color="#000000" style:font-name="Liberation Serif" fo:font-size="12pt" fo:font-weight="normal" officeooo:rsid="001fd309" officeooo:paragraph-rsid="00a3207b" style:font-size-asian="12pt" style:font-weight-asian="normal" style:font-size-complex="12pt" style:font-weight-complex="normal"/>
    </style:style>
    <style:style style:name="P112" style:family="paragraph" style:parent-style-name="Standard">
      <style:text-properties fo:color="#000000" style:font-name="Liberation Serif" fo:font-size="12pt" fo:font-weight="normal" officeooo:rsid="007f682a" officeooo:paragraph-rsid="00d34ecb" style:font-size-asian="12pt" style:font-weight-asian="normal" style:font-size-complex="12pt" style:font-weight-complex="normal"/>
    </style:style>
    <style:style style:name="P113" style:family="paragraph" style:parent-style-name="Standard">
      <style:paragraph-properties fo:text-align="start" style:justify-single-word="false"/>
      <style:text-properties fo:color="#000000" style:font-name="Liberation Serif" fo:font-size="12pt" fo:font-weight="normal" officeooo:rsid="006dc88c" officeooo:paragraph-rsid="00d34ecb" style:font-size-asian="12pt" style:font-weight-asian="normal" style:font-size-complex="12pt" style:font-weight-complex="normal"/>
    </style:style>
    <style:style style:name="P114" style:family="paragraph" style:parent-style-name="Standard">
      <style:text-properties fo:color="#000000" style:font-name="Liberation Serif" fo:font-size="12pt" fo:font-weight="normal" officeooo:rsid="00ce0cb3" officeooo:paragraph-rsid="00ce0cb3" style:font-size-asian="12pt" style:font-weight-asian="normal" style:font-size-complex="12pt" style:font-weight-complex="normal"/>
    </style:style>
    <style:style style:name="P115" style:family="paragraph" style:parent-style-name="Standard">
      <style:text-properties fo:color="#000000" style:font-name="Liberation Serif" fo:font-size="12pt" fo:font-weight="normal" officeooo:rsid="00cfca00" officeooo:paragraph-rsid="00cfca00" style:font-size-asian="12pt" style:font-weight-asian="normal" style:font-size-complex="12pt" style:font-weight-complex="normal"/>
    </style:style>
    <style:style style:name="P116" style:family="paragraph" style:parent-style-name="Standard">
      <style:text-properties fo:color="#000000" style:font-name="Liberation Serif" fo:font-size="12pt" fo:font-weight="normal" officeooo:rsid="00a6d3f6" officeooo:paragraph-rsid="00a60830" style:font-size-asian="12pt" style:font-weight-asian="normal" style:font-size-complex="12pt" style:font-weight-complex="normal"/>
    </style:style>
    <style:style style:name="P117" style:family="paragraph" style:parent-style-name="Standard">
      <style:text-properties fo:color="#000000" style:font-name="Liberation Serif" fo:font-size="12pt" fo:font-weight="normal" officeooo:rsid="00da62f9" officeooo:paragraph-rsid="00da62f9" style:font-size-asian="12pt" style:font-weight-asian="normal" style:font-size-complex="12pt" style:font-weight-complex="normal"/>
    </style:style>
    <style:style style:name="P118" style:family="paragraph" style:parent-style-name="Standard">
      <style:text-properties fo:color="#000000" style:font-name="Liberation Serif" fo:font-size="12pt" fo:font-weight="normal" officeooo:rsid="00dba5c7" officeooo:paragraph-rsid="00dba5c7" style:font-size-asian="12pt" style:font-weight-asian="normal" style:font-size-complex="12pt" style:font-weight-complex="normal"/>
    </style:style>
    <style:style style:name="P119" style:family="paragraph" style:parent-style-name="Standard">
      <style:text-properties fo:color="#000000" style:font-name="Liberation Serif" fo:font-size="12pt" fo:font-weight="normal" officeooo:rsid="00aa87ee" officeooo:paragraph-rsid="00dd2e97"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3d959b"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a3207b"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f96fd" officeooo:paragraph-rsid="00d5608d" style:font-size-asian="12pt" style:font-style-asian="normal" style:font-weight-asian="normal" style:font-size-complex="12pt" style:font-style-complex="normal" style:font-weight-complex="normal"/>
    </style:style>
    <style:style style:name="P123" style:family="paragraph" style:parent-style-name="Standard">
      <style:text-properties fo:color="#000000" style:font-name="Liberation Serif" fo:font-size="12pt" fo:font-style="normal" style:text-underline-style="none" fo:font-weight="normal" officeooo:rsid="002f96fd" officeooo:paragraph-rsid="00a3207b"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adc59f" officeooo:paragraph-rsid="00bd3a06" style:font-size-asian="12pt" style:font-style-asian="normal" style:font-weight-asian="normal" style:font-size-complex="12pt" style:font-style-complex="normal" style:font-weight-complex="normal"/>
    </style:style>
    <style:style style:name="P125" style:family="paragraph" style:parent-style-name="Standard">
      <style:text-properties fo:color="#000000" style:font-name="Liberation Serif" fo:font-size="12pt" fo:font-style="normal" style:text-underline-style="none" fo:font-weight="normal" officeooo:rsid="00132c90" officeooo:paragraph-rsid="00bd3a06" style:font-size-asian="12pt" style:font-style-asian="normal" style:font-weight-asian="normal" style:font-size-complex="12pt" style:font-style-complex="normal" style:font-weight-complex="normal"/>
    </style:style>
    <style:style style:name="P126" style:family="paragraph" style:parent-style-name="Standard">
      <style:text-properties fo:color="#000000" style:font-name="Liberation Serif" fo:font-size="12pt" fo:font-style="normal" style:text-underline-style="none" fo:font-weight="normal" officeooo:rsid="007b7773" officeooo:paragraph-rsid="00a3207b"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a02661" officeooo:paragraph-rsid="00d34ecb"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6dc88c" style:font-size-asian="12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326afe" style:font-size-asian="12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color="#0047ff" style:font-name="Liberation Serif" fo:font-size="12pt" fo:font-style="normal" style:text-underline-style="none" fo:font-weight="bold" officeooo:rsid="002f96fd" officeooo:paragraph-rsid="00cc21fa" style:font-size-asian="12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color="#0047ff" style:font-name="Liberation Serif" fo:font-size="12pt" fo:font-style="normal" style:text-underline-style="none" fo:font-weight="bold" officeooo:rsid="001b9b80" officeooo:paragraph-rsid="00326afe" style:font-size-asian="12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color="#0047ff" style:font-name="Liberation Serif" fo:font-size="12pt" fo:font-style="normal" style:text-underline-style="none" fo:font-weight="bold" officeooo:rsid="001b9b80" officeooo:paragraph-rsid="006dc88c" style:font-size-asian="12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color="#0047ff" style:font-name="Liberation Serif" fo:font-size="12pt" fo:font-style="normal" style:text-underline-style="none" fo:font-weight="bold" officeooo:rsid="00bd3a06" officeooo:paragraph-rsid="00a51a5a" style:font-size-asian="12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color="#0047ff" style:font-name="Liberation Serif" fo:font-size="12pt" fo:font-style="normal" style:text-underline-style="none" fo:font-weight="normal" officeooo:rsid="00ac7a63" officeooo:paragraph-rsid="00bd3a06"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5bb284"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7e7343"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color="#007826" style:font-name="Liberation Serif" fo:font-size="12pt" fo:font-style="normal" style:text-underline-style="none" fo:font-weight="normal" officeooo:rsid="002f96fd" officeooo:paragraph-rsid="00a60830"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color="#007826" style:font-name="Liberation Serif" fo:font-size="12pt" fo:font-style="normal" style:text-underline-style="none" fo:font-weight="bold" officeooo:rsid="002f96fd" officeooo:paragraph-rsid="00652fc1" style:font-size-asian="12pt" style:font-style-asian="normal" style:font-weight-asian="bold" style:font-size-complex="12pt" style:font-style-complex="normal" style:font-weight-complex="bold"/>
    </style:style>
    <style:style style:name="P139" style:family="paragraph" style:parent-style-name="Horizontal_20_Line">
      <style:text-properties style:font-name="Liberation Serif" fo:font-size="12pt" style:font-size-asian="12pt" style:font-size-complex="12pt"/>
    </style:style>
    <style:style style:name="P140" style:family="paragraph" style:parent-style-name="Horizontal_20_Line">
      <style:text-properties style:font-name="Liberation Serif" fo:font-size="12pt" officeooo:paragraph-rsid="0022eff8" style:font-size-asian="12pt" style:font-size-complex="12pt"/>
    </style:style>
    <style:style style:name="P141" style:family="paragraph" style:parent-style-name="Horizontal_20_Line">
      <style:text-properties style:font-name="Liberation Serif" fo:font-size="12pt" officeooo:paragraph-rsid="0022d191" style:font-size-asian="12pt" style:font-size-complex="12pt"/>
    </style:style>
    <style:style style:name="P142" style:family="paragraph" style:parent-style-name="Horizontal_20_Line">
      <style:text-properties style:font-name="Liberation Serif" fo:font-size="12pt" officeooo:paragraph-rsid="0025e7b7" style:font-size-asian="12pt" style:font-size-complex="12pt"/>
    </style:style>
    <style:style style:name="P143" style:family="paragraph" style:parent-style-name="Horizontal_20_Line">
      <style:text-properties style:font-name="Liberation Serif" fo:font-size="12pt" officeooo:paragraph-rsid="006dc88c" style:font-size-asian="12pt" style:font-size-complex="12pt"/>
    </style:style>
    <style:style style:name="P144" style:family="paragraph" style:parent-style-name="Horizontal_20_Line">
      <style:text-properties style:font-name="Liberation Serif" fo:font-size="12pt" officeooo:paragraph-rsid="00bd3a06" style:font-size-asian="12pt" style:font-size-complex="12pt"/>
    </style:style>
    <style:style style:name="P145" style:family="paragraph" style:parent-style-name="Horizontal_20_Line">
      <style:text-properties style:font-name="Liberation Serif" fo:font-size="12pt" officeooo:paragraph-rsid="00d34ecb" style:font-size-asian="12pt" style:font-size-complex="12pt"/>
    </style:style>
    <style:style style:name="P146" style:family="paragraph" style:parent-style-name="Horizontal_20_Line">
      <style:text-properties style:font-name="Liberation Serif" fo:font-size="12pt" fo:font-weight="normal" officeooo:rsid="0012ed44" officeooo:paragraph-rsid="0022d191" style:font-size-asian="12pt" style:font-weight-asian="normal" style:font-size-complex="12pt" style:font-weight-complex="normal"/>
    </style:style>
    <style:style style:name="P147" style:family="paragraph" style:parent-style-name="Text_20_body">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148" style:family="paragraph" style:parent-style-name="Horizontal_20_Line">
      <style:text-properties style:font-name="Liberation Serif" fo:font-size="12pt" fo:font-style="normal" style:text-underline-style="none" fo:font-weight="normal" officeooo:rsid="002f96fd" officeooo:paragraph-rsid="0022eff8" style:font-size-asian="12pt" style:font-style-asian="normal" style:font-weight-asian="normal" style:font-size-complex="12pt" style:font-style-complex="normal" style:font-weight-complex="normal"/>
    </style:style>
    <style:style style:name="P149" style:family="paragraph" style:parent-style-name="Horizontal_20_Line">
      <style:text-properties style:font-name="Liberation Serif" fo:font-size="12pt" fo:font-weight="normal" officeooo:rsid="001fd309" officeooo:paragraph-rsid="0022eff8" style:font-size-asian="12pt" style:font-weight-asian="normal" style:font-size-complex="12pt" style:font-weight-complex="normal"/>
    </style:style>
    <style:style style:name="P150" style:family="paragraph" style:parent-style-name="Horizontal_20_Line">
      <style:text-properties fo:color="#000000" style:font-name="Liberation Serif" fo:font-size="12pt" fo:font-weight="normal" officeooo:rsid="001b9b80" officeooo:paragraph-rsid="0025e7b7" style:font-size-asian="12pt" style:font-weight-asian="normal" style:font-size-complex="12pt" style:font-weight-complex="normal"/>
    </style:style>
    <style:style style:name="P151" style:family="paragraph" style:parent-style-name="Horizontal_20_Line">
      <style:text-properties fo:color="#000000" style:font-name="Liberation Serif" fo:font-size="12pt" fo:font-style="normal" style:text-underline-style="none" fo:font-weight="normal" officeooo:rsid="00bf6cef" officeooo:paragraph-rsid="0025e7b7" style:font-size-asian="12pt" style:font-style-asian="normal" style:font-weight-asian="normal" style:font-size-complex="12pt" style:font-style-complex="normal" style:font-weight-complex="normal"/>
    </style:style>
    <style:style style:name="P152" style:family="paragraph" style:parent-style-name="Standard">
      <style:text-properties fo:color="#000000" style:font-name="Liberation Serif" fo:font-size="12pt" fo:font-weight="normal" officeooo:rsid="00132c90" officeooo:paragraph-rsid="007e7343" style:font-size-asian="12pt" style:font-weight-asian="normal" style:font-size-complex="12pt" style:font-weight-complex="normal"/>
    </style:style>
    <style:style style:name="P153" style:family="paragraph" style:parent-style-name="Standard">
      <style:text-properties fo:color="#000000" style:font-name="Liberation Serif" fo:font-size="12pt" fo:font-weight="normal" officeooo:rsid="00132c90" officeooo:paragraph-rsid="00d34ecb" style:font-size-asian="12pt" style:font-weight-asian="normal" style:font-size-complex="12pt" style:font-weight-complex="normal"/>
    </style:style>
    <style:style style:name="P154" style:family="paragraph" style:parent-style-name="Standard" style:list-style-name="L6">
      <style:text-properties fo:color="#000000" style:font-name="Liberation Serif" fo:font-size="12pt" fo:font-weight="normal" officeooo:rsid="00602806" officeooo:paragraph-rsid="00602806" style:font-size-asian="12pt" style:font-weight-asian="normal" style:font-size-complex="12pt" style:font-weight-complex="normal"/>
    </style:style>
    <style:style style:name="P155" style:family="paragraph" style:parent-style-name="Standard">
      <style:text-properties fo:color="#000000" style:font-name="Liberation Serif" fo:font-size="12pt" fo:font-weight="normal" officeooo:rsid="00602806" officeooo:paragraph-rsid="00602806" style:font-size-asian="12pt" style:font-weight-asian="normal" style:font-size-complex="12pt" style:font-weight-complex="normal"/>
    </style:style>
    <style:style style:name="P156" style:family="paragraph" style:parent-style-name="Standard" style:list-style-name="L13">
      <style:paragraph-properties fo:text-align="start" style:justify-single-word="false"/>
      <style:text-properties fo:color="#000000" style:font-name="Liberation Serif" fo:font-size="12pt" fo:font-weight="normal" officeooo:rsid="006dc88c" officeooo:paragraph-rsid="00d34ecb" style:font-size-asian="12pt" style:font-weight-asian="normal" style:font-size-complex="12pt" style:font-weight-complex="normal"/>
    </style:style>
    <style:style style:name="P157" style:family="paragraph" style:parent-style-name="Standard" style:list-style-name="L13">
      <style:paragraph-properties fo:text-align="start" style:justify-single-word="false"/>
      <style:text-properties fo:color="#000000" style:font-name="Liberation Serif" fo:font-size="12pt" fo:font-weight="normal" officeooo:rsid="006dc88c" officeooo:paragraph-rsid="00a3207b" style:font-size-asian="12pt" style:font-weight-asian="normal" style:font-size-complex="12pt" style:font-weight-complex="normal"/>
    </style:style>
    <style:style style:name="P158" style:family="paragraph" style:parent-style-name="Standard" style:list-style-name="L13">
      <style:paragraph-properties fo:text-align="start" style:justify-single-word="false"/>
      <style:text-properties fo:color="#000000" style:font-name="Liberation Serif" fo:font-size="12pt" fo:font-weight="normal" officeooo:rsid="009562d4" officeooo:paragraph-rsid="00d34ecb" style:font-size-asian="12pt" style:font-weight-asian="normal" style:font-size-complex="12pt" style:font-weight-complex="normal"/>
    </style:style>
    <style:style style:name="P159" style:family="paragraph" style:parent-style-name="Standard" style:list-style-name="L2">
      <style:text-properties fo:color="#000000" style:font-name="Liberation Serif" fo:font-size="12pt" fo:font-weight="normal" officeooo:rsid="00b26221" officeooo:paragraph-rsid="00cdf5e9" style:font-size-asian="12pt" style:font-weight-asian="normal" style:font-size-complex="12pt" style:font-weight-complex="normal"/>
    </style:style>
    <style:style style:name="P160" style:family="paragraph" style:parent-style-name="Standard">
      <style:text-properties fo:color="#000000" style:font-name="Liberation Serif" fo:font-size="12pt" fo:font-weight="normal" officeooo:rsid="00b26221" officeooo:paragraph-rsid="00b26221" style:font-size-asian="12pt" style:font-weight-asian="normal" style:font-size-complex="12pt" style:font-weight-complex="normal"/>
    </style:style>
    <style:style style:name="P161" style:family="paragraph" style:parent-style-name="Standard" style:list-style-name="L2">
      <style:text-properties fo:color="#000000" style:font-name="Liberation Serif" fo:font-size="12pt" fo:font-weight="normal" officeooo:rsid="00cdf5e9" officeooo:paragraph-rsid="00cdf5e9" style:font-size-asian="12pt" style:font-weight-asian="normal" style:font-size-complex="12pt" style:font-weight-complex="normal"/>
    </style:style>
    <style:style style:name="P162" style:family="paragraph" style:parent-style-name="Standard" style:list-style-name="L15">
      <style:text-properties fo:color="#000000" style:font-name="Liberation Serif" fo:font-size="12pt" fo:font-weight="normal" officeooo:rsid="00da62f9" officeooo:paragraph-rsid="00da62f9" style:font-size-asian="12pt" style:font-weight-asian="normal" style:font-size-complex="12pt" style:font-weight-complex="normal"/>
    </style:style>
    <style:style style:name="P163" style:family="paragraph" style:parent-style-name="Standard" style:list-style-name="L13">
      <style:paragraph-properties fo:text-align="start" style:justify-single-word="false"/>
      <style:text-properties fo:color="#000000" style:font-name="Liberation Serif" fo:font-size="12pt" fo:font-weight="normal" officeooo:rsid="00dba5c7" officeooo:paragraph-rsid="00dba5c7" style:font-size-asian="12pt" style:font-weight-asian="normal" style:font-size-complex="12pt" style:font-weight-complex="normal"/>
    </style:style>
    <style:style style:name="P164" style:family="paragraph" style:parent-style-name="Standard">
      <style:text-properties fo:color="#000000" style:font-name="Liberation Serif" fo:font-size="12pt" fo:font-weight="normal" officeooo:rsid="001cd9a5" officeooo:paragraph-rsid="001cd9a5" style:font-size-asian="12pt" style:font-weight-asian="normal" style:font-size-complex="12pt" style:font-weight-complex="normal"/>
    </style:style>
    <style:style style:name="P165" style:family="paragraph" style:parent-style-name="Standard">
      <style:text-properties fo:color="#000000" style:font-name="Liberation Serif" fo:font-size="12pt" fo:font-weight="normal" officeooo:rsid="00298c1a" officeooo:paragraph-rsid="00ce0cb3" style:font-size-asian="12pt" style:font-weight-asian="normal" style:font-size-complex="12pt" style:font-weight-complex="normal"/>
    </style:style>
    <style:style style:name="P166" style:family="paragraph" style:parent-style-name="Standard">
      <style:paragraph-properties fo:text-align="start" style:justify-single-word="false"/>
      <style:text-properties fo:color="#000000" style:font-name="Liberation Serif" fo:font-size="12pt" fo:font-weight="normal" officeooo:rsid="00298c1a" officeooo:paragraph-rsid="006dc88c" style:font-size-asian="12pt" style:font-weight-asian="normal" style:font-size-complex="12pt" style:font-weight-complex="normal"/>
    </style:style>
    <style:style style:name="P167" style:family="paragraph" style:parent-style-name="Standard">
      <style:text-properties fo:color="#000000" style:font-name="Liberation Serif" fo:font-size="12pt" fo:font-weight="normal" officeooo:rsid="0025e7b7" officeooo:paragraph-rsid="0025e7b7" style:font-size-asian="12pt" style:font-weight-asian="normal" style:font-size-complex="12pt" style:font-weight-complex="normal"/>
    </style:style>
    <style:style style:name="P168" style:family="paragraph" style:parent-style-name="Standard">
      <style:text-properties fo:color="#000000" style:font-name="Liberation Serif" fo:font-size="12pt" fo:font-weight="normal" officeooo:rsid="001b9b80" officeooo:paragraph-rsid="001b9b80" style:font-size-asian="12pt" style:font-weight-asian="normal" style:font-size-complex="12pt" style:font-weight-complex="normal"/>
    </style:style>
    <style:style style:name="P169" style:family="paragraph" style:parent-style-name="Standard">
      <style:text-properties fo:color="#000000" style:font-name="Liberation Serif" fo:font-size="12pt" fo:font-weight="normal" officeooo:rsid="00eb393b" officeooo:paragraph-rsid="00eb393b" style:font-size-asian="12pt" style:font-weight-asian="normal" style:font-size-complex="12pt" style:font-weight-complex="normal"/>
    </style:style>
    <style:style style:name="P170" style:family="paragraph" style:parent-style-name="Standard">
      <style:text-properties fo:color="#000000" style:font-name="Liberation Serif" fo:font-size="12pt" fo:font-weight="normal" officeooo:rsid="00ed16ef" officeooo:paragraph-rsid="00ed16ef" style:font-size-asian="12pt" style:font-weight-asian="normal" style:font-size-complex="12pt" style:font-weight-complex="normal"/>
    </style:style>
    <style:style style:name="P171" style:family="paragraph" style:parent-style-name="Standard">
      <style:text-properties fo:color="#000000" style:font-name="Liberation Serif" fo:font-size="12pt" fo:font-weight="normal" officeooo:rsid="00a8a0df" officeooo:paragraph-rsid="00ed16ef" style:font-size-asian="12pt" style:font-weight-asian="normal" style:font-size-complex="12pt" style:font-weight-complex="normal"/>
    </style:style>
    <style:style style:name="P172" style:family="paragraph" style:parent-style-name="Standard">
      <style:text-properties fo:color="#000000" style:font-name="Liberation Serif" fo:font-size="12pt" fo:font-weight="normal" officeooo:rsid="00eec0a0" officeooo:paragraph-rsid="00eec0a0" style:font-size-asian="12pt" style:font-weight-asian="normal" style:font-size-complex="12pt" style:font-weight-complex="normal"/>
    </style:style>
    <style:style style:name="P173" style:family="paragraph" style:parent-style-name="Standard" style:list-style-name="L13">
      <style:paragraph-properties fo:text-align="start" style:justify-single-word="false"/>
      <style:text-properties fo:color="#000000" style:font-name="Liberation Serif" fo:font-size="12pt" fo:font-weight="normal" officeooo:rsid="00f018df" officeooo:paragraph-rsid="00f018df" style:font-size-asian="12pt" style:font-weight-asian="normal" style:font-size-complex="12pt" style:font-weight-complex="normal"/>
    </style:style>
    <style:style style:name="P174" style:family="paragraph" style:parent-style-name="Standard">
      <style:text-properties fo:color="#000000" style:font-name="Liberation Serif" fo:font-size="12pt" fo:font-weight="normal" officeooo:rsid="00a51a5a" officeooo:paragraph-rsid="00a51a5a" style:font-size-asian="12pt" style:font-weight-asian="normal" style:font-size-complex="12pt" style:font-weight-complex="normal"/>
    </style:style>
    <style:style style:name="P175" style:family="paragraph" style:parent-style-name="Standard" style:list-style-name="L3">
      <style:paragraph-properties fo:text-align="start" style:justify-single-word="false"/>
      <style:text-properties fo:color="#000000" style:font-name="Liberation Serif" fo:font-size="12pt" fo:font-style="normal" style:text-underline-style="none" fo:font-weight="normal" officeooo:rsid="005eb803" officeooo:paragraph-rsid="00c58b93"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5e7b7" officeooo:paragraph-rsid="00d5608d" style:font-size-asian="12pt" style:font-style-asian="normal" style:font-weight-asian="normal" style:font-size-complex="12pt" style:font-style-complex="normal" style:font-weight-complex="normal"/>
    </style:style>
    <style:style style:name="P177" style:family="paragraph" style:parent-style-name="Standard">
      <style:text-properties fo:color="#000000" style:font-name="Liberation Serif" fo:font-size="12pt" fo:font-style="normal" style:text-underline-style="none" fo:font-weight="normal" officeooo:rsid="00132c90" officeooo:paragraph-rsid="00bd3a06" style:font-size-asian="12pt" style:font-style-asian="normal" style:font-weight-asian="normal" style:font-size-complex="12pt" style:font-style-complex="normal" style:font-weight-complex="normal"/>
    </style:style>
    <style:style style:name="P178" style:family="paragraph" style:parent-style-name="Standard" style:list-style-name="L6">
      <style:text-properties fo:color="#000000" style:font-name="Liberation Serif" fo:font-size="12pt" officeooo:rsid="00602806" officeooo:paragraph-rsid="00602806" style:font-size-asian="12pt" style:font-size-complex="12pt"/>
    </style:style>
    <style:style style:name="P179" style:family="paragraph" style:parent-style-name="Standard" style:list-style-name="L13">
      <style:paragraph-properties fo:text-align="start" style:justify-single-word="false"/>
      <style:text-properties fo:color="#000000" style:font-name="Liberation Serif" fo:font-size="12pt" officeooo:paragraph-rsid="00d34ecb" style:font-size-asian="12pt" style:font-size-complex="12pt"/>
    </style:style>
    <style:style style:name="P180" style:family="paragraph" style:parent-style-name="Standard" style:list-style-name="L13">
      <style:paragraph-properties fo:text-align="start" style:justify-single-word="false"/>
      <style:text-properties fo:color="#000000" style:font-name="Liberation Serif" fo:font-size="12pt" officeooo:paragraph-rsid="00a3207b" style:font-size-asian="12pt" style:font-size-complex="12pt"/>
    </style:style>
    <style:style style:name="P181" style:family="paragraph" style:parent-style-name="Standard" style:list-style-name="L14">
      <style:paragraph-properties fo:text-align="start" style:justify-single-word="false"/>
      <style:text-properties fo:color="#000000" style:font-name="Liberation Serif" fo:font-size="12pt" officeooo:paragraph-rsid="00d34ecb" style:font-size-asian="12pt" style:font-size-complex="12pt"/>
    </style:style>
    <style:style style:name="P182" style:family="paragraph" style:parent-style-name="Standard" style:list-style-name="L14">
      <style:paragraph-properties fo:text-align="start" style:justify-single-word="false"/>
      <style:text-properties fo:color="#000000" style:font-name="Liberation Serif" fo:font-size="12pt" officeooo:rsid="006e1727" officeooo:paragraph-rsid="00d34ecb" style:font-size-asian="12pt" style:font-size-complex="12pt"/>
    </style:style>
    <style:style style:name="P183" style:family="paragraph" style:parent-style-name="Standard" style:list-style-name="L14">
      <style:paragraph-properties fo:text-align="start" style:justify-single-word="false"/>
      <style:text-properties fo:color="#000000" style:font-name="Liberation Serif" fo:font-size="12pt" fo:font-weight="bold" officeooo:rsid="006e1727" officeooo:paragraph-rsid="00d34ecb" style:font-size-asian="12pt" style:font-weight-asian="bold" style:font-size-complex="12pt" style:font-weight-complex="bold"/>
    </style:style>
    <style:style style:name="P184" style:family="paragraph" style:parent-style-name="Standard" style:list-style-name="L15">
      <style:text-properties fo:color="#000000" style:font-name="Liberation Serif" officeooo:rsid="00b26221" officeooo:paragraph-rsid="00b26221"/>
    </style:style>
    <style:style style:name="P185" style:family="paragraph" style:parent-style-name="Standard" style:list-style-name="L15">
      <style:text-properties fo:color="#000000" style:font-name="Liberation Serif" officeooo:rsid="00b3e0d1" officeooo:paragraph-rsid="00b6e26b"/>
    </style:style>
    <style:style style:name="P186" style:family="paragraph" style:parent-style-name="Standard" style:list-style-name="L15">
      <style:text-properties fo:color="#000000" style:font-name="Liberation Serif" officeooo:rsid="00b6e26b" officeooo:paragraph-rsid="00b6e26b"/>
    </style:style>
    <style:style style:name="P187" style:family="paragraph" style:parent-style-name="Standard" style:list-style-name="L15">
      <style:text-properties fo:color="#000000" style:font-name="Liberation Serif" officeooo:rsid="00cfca00" officeooo:paragraph-rsid="00cfca00"/>
    </style:style>
    <style:style style:name="P188" style:family="paragraph" style:parent-style-name="Standard" style:list-style-name="L15">
      <style:text-properties fo:color="#000000" style:font-name="Liberation Serif" officeooo:paragraph-rsid="00b26221"/>
    </style:style>
    <style:style style:name="P189" style:family="paragraph" style:parent-style-name="Standard">
      <style:text-properties fo:color="#000000" style:font-name="Liberation Serif" officeooo:rsid="00f4b83c" officeooo:paragraph-rsid="00f4b83c"/>
    </style:style>
    <style:style style:name="P190" style:family="paragraph" style:parent-style-name="Standard" style:list-style-name="L1">
      <style:text-properties style:font-name="Liberation Serif" fo:font-size="12pt" officeooo:paragraph-rsid="0063d39a" style:font-size-asian="12pt" style:font-size-complex="12pt"/>
    </style:style>
    <style:style style:name="P191" style:family="paragraph" style:parent-style-name="Standard" style:list-style-name="L2">
      <style:text-properties style:font-name="Liberation Serif" fo:font-size="12pt" officeooo:paragraph-rsid="0089e2d5" style:font-size-asian="12pt" style:font-size-complex="12pt"/>
    </style:style>
    <style:style style:name="P192" style:family="paragraph" style:parent-style-name="Standard" style:list-style-name="L7">
      <style:text-properties style:font-name="Liberation Serif" fo:font-size="12pt" officeooo:paragraph-rsid="0087ad76" style:font-size-asian="12pt" style:font-size-complex="12pt"/>
    </style:style>
    <style:style style:name="P193" style:family="paragraph" style:parent-style-name="Standard" style:list-style-name="L7">
      <style:text-properties style:font-name="Liberation Serif" fo:font-size="12pt" officeooo:rsid="0087ad76" officeooo:paragraph-rsid="00888319" style:font-size-asian="12pt" style:font-size-complex="12pt"/>
    </style:style>
    <style:style style:name="P194" style:family="paragraph" style:parent-style-name="Standard" style:list-style-name="L9">
      <style:text-properties style:font-name="Liberation Serif" fo:font-size="12pt" officeooo:rsid="0068864e" officeooo:paragraph-rsid="0068864e" style:font-size-asian="12pt" style:font-size-complex="12pt"/>
    </style:style>
    <style:style style:name="P195" style:family="paragraph" style:parent-style-name="Standard" style:list-style-name="L9">
      <style:text-properties style:font-name="Liberation Serif" fo:font-size="12pt" officeooo:paragraph-rsid="0068864e" style:font-size-asian="12pt" style:font-size-complex="12pt"/>
    </style:style>
    <style:style style:name="P196" style:family="paragraph" style:parent-style-name="Standard" style:list-style-name="L14">
      <style:paragraph-properties fo:text-align="start" style:justify-single-word="false"/>
      <style:text-properties style:font-name="Liberation Serif" fo:font-size="12pt" officeooo:rsid="006e1727" officeooo:paragraph-rsid="00d34ecb" style:font-size-asian="12pt" style:font-size-complex="12pt"/>
    </style:style>
    <style:style style:name="P197" style:family="paragraph" style:parent-style-name="Standard">
      <style:text-properties style:font-name="Liberation Serif" fo:font-size="12pt" officeooo:paragraph-rsid="00ed16ef" style:font-size-asian="12pt" style:font-size-complex="12pt"/>
    </style:style>
    <style:style style:name="P198" style:family="paragraph" style:parent-style-name="Standard" style:list-style-name="L8">
      <style:text-properties style:font-name="Liberation Serif" fo:font-size="12pt" fo:font-weight="normal" officeooo:rsid="00132c90" officeooo:paragraph-rsid="0087ad76" style:font-size-asian="12pt" style:font-weight-asian="normal" style:font-size-complex="12pt" style:font-weight-complex="normal"/>
    </style:style>
    <style:style style:name="P199" style:family="paragraph" style:parent-style-name="Standard" style:list-style-name="L8">
      <style:text-properties style:font-name="Liberation Serif" fo:font-size="12pt" fo:font-weight="normal" officeooo:rsid="00132c90" officeooo:paragraph-rsid="0068864e" style:font-size-asian="12pt" style:font-weight-asian="normal" style:font-size-complex="12pt" style:font-weight-complex="normal"/>
    </style:style>
    <style:style style:name="P200" style:family="paragraph" style:parent-style-name="Standard">
      <style:text-properties style:font-name="Liberation Serif" fo:font-size="12pt" fo:font-weight="normal" officeooo:rsid="00132c90" officeooo:paragraph-rsid="007e7343" style:font-size-asian="12pt" style:font-weight-asian="normal" style:font-size-complex="12pt" style:font-weight-complex="normal"/>
    </style:style>
    <style:style style:name="P201" style:family="paragraph" style:parent-style-name="Standard">
      <style:text-properties style:font-name="Liberation Serif" fo:font-size="12pt" fo:font-weight="normal" officeooo:rsid="00132c90" officeooo:paragraph-rsid="00bd3a06" style:font-size-asian="12pt" style:font-weight-asian="normal" style:font-size-complex="12pt" style:font-weight-complex="normal"/>
    </style:style>
    <style:style style:name="P202" style:family="paragraph" style:parent-style-name="Standard" style:list-style-name="L4">
      <style:text-properties style:font-name="Liberation Serif" fo:font-size="12pt" fo:font-weight="normal" officeooo:rsid="00c0d547" officeooo:paragraph-rsid="00c0d547" style:font-size-asian="12pt" style:font-weight-asian="normal" style:font-size-complex="12pt" style:font-weight-complex="normal"/>
    </style:style>
    <style:style style:name="P203" style:family="paragraph" style:parent-style-name="Standard" style:list-style-name="L4">
      <style:text-properties style:font-name="Liberation Serif" fo:font-size="12pt" fo:font-weight="normal" officeooo:rsid="00d34ecb" officeooo:paragraph-rsid="00d34ecb" style:font-size-asian="12pt" style:font-weight-asian="normal" style:font-size-complex="12pt" style:font-weight-complex="normal"/>
    </style:style>
    <style:style style:name="P204" style:family="paragraph" style:parent-style-name="Standard" style:list-style-name="L5">
      <style:text-properties style:font-name="Liberation Serif" fo:font-size="12pt" fo:font-weight="normal" officeooo:rsid="0084da68" officeooo:paragraph-rsid="0092c2c6" style:font-size-asian="12pt" style:font-weight-asian="normal" style:font-size-complex="12pt" style:font-weight-complex="normal"/>
    </style:style>
    <style:style style:name="P205" style:family="paragraph" style:parent-style-name="Standard" style:list-style-name="L8">
      <style:text-properties style:font-name="Liberation Serif" fo:font-size="12pt" fo:font-weight="normal" officeooo:rsid="005bb284" officeooo:paragraph-rsid="0087ad76" style:font-size-asian="12pt" style:font-weight-asian="normal" style:font-size-complex="12pt" style:font-weight-complex="normal"/>
    </style:style>
    <style:style style:name="P206" style:family="paragraph" style:parent-style-name="Standard" style:list-style-name="L9">
      <style:text-properties style:font-name="Liberation Serif" fo:font-size="12pt" fo:font-weight="normal" officeooo:rsid="005bb284" officeooo:paragraph-rsid="0068864e" style:font-size-asian="12pt" style:font-weight-asian="normal" style:font-size-complex="12pt" style:font-weight-complex="normal"/>
    </style:style>
    <style:style style:name="P207" style:family="paragraph" style:parent-style-name="Standard" style:list-style-name="L9">
      <style:text-properties style:font-name="Liberation Serif" fo:font-size="12pt" fo:font-weight="normal" officeooo:rsid="0068864e" officeooo:paragraph-rsid="0068864e" style:font-size-asian="12pt" style:font-weight-asian="normal" style:font-size-complex="12pt" style:font-weight-complex="normal"/>
    </style:style>
    <style:style style:name="P208" style:family="paragraph" style:parent-style-name="Standard" style:list-style-name="L10">
      <style:text-properties style:font-name="Liberation Serif" fo:font-size="12pt" fo:font-weight="normal" officeooo:rsid="00542170" officeooo:paragraph-rsid="00934a1d" style:font-size-asian="12pt" style:font-weight-asian="normal" style:font-size-complex="12pt" style:font-weight-complex="normal"/>
    </style:style>
    <style:style style:name="P209" style:family="paragraph" style:parent-style-name="Standard" style:list-style-name="L11">
      <style:text-properties style:font-name="Liberation Serif" fo:font-size="12pt" fo:font-weight="normal" officeooo:rsid="006674be" officeooo:paragraph-rsid="0069f805" style:font-size-asian="12pt" style:font-weight-asian="normal" style:font-size-complex="12pt" style:font-weight-complex="normal"/>
    </style:style>
    <style:style style:name="P210" style:family="paragraph" style:parent-style-name="Standard">
      <style:text-properties style:font-name="Liberation Serif" fo:font-size="12pt" fo:font-weight="normal" officeooo:rsid="0012ed44" officeooo:paragraph-rsid="0012ed44" style:font-size-asian="12pt" style:font-weight-asian="normal" style:font-size-complex="12pt" style:font-weight-complex="normal"/>
    </style:style>
    <style:style style:name="P211" style:family="paragraph" style:parent-style-name="Standard">
      <style:text-properties style:font-name="Liberation Serif" fo:font-size="12pt" fo:font-weight="normal" officeooo:rsid="0012ed44" officeooo:paragraph-rsid="00602806" style:font-size-asian="12pt" style:font-weight-asian="normal" style:font-size-complex="12pt" style:font-weight-complex="normal"/>
    </style:style>
    <style:style style:name="P212" style:family="paragraph" style:parent-style-name="Standard">
      <style:text-properties style:font-name="Liberation Serif" fo:font-size="12pt" fo:font-weight="normal" officeooo:rsid="002f96fd" officeooo:paragraph-rsid="00132c90" style:font-size-asian="12pt" style:font-weight-asian="normal" style:font-size-complex="12pt" style:font-weight-complex="normal"/>
    </style:style>
    <style:style style:name="P213" style:family="paragraph" style:parent-style-name="Standard">
      <style:text-properties style:font-name="Liberation Serif" fo:font-size="12pt" fo:font-weight="normal" officeooo:rsid="00a60830" officeooo:paragraph-rsid="00ed16ef" style:font-size-asian="12pt" style:font-weight-asian="normal" style:font-size-complex="12pt" style:font-weight-complex="normal"/>
    </style:style>
    <style:style style:name="P214" style:family="paragraph" style:parent-style-name="Standard">
      <style:text-properties style:font-name="Liberation Serif" fo:font-size="12pt" fo:font-weight="normal" officeooo:rsid="00e3f8c5" officeooo:paragraph-rsid="00ed16ef" style:font-size-asian="12pt" style:font-weight-asian="normal" style:font-size-complex="12pt" style:font-weight-complex="normal"/>
    </style:style>
    <style:style style:name="P215" style:family="paragraph" style:parent-style-name="Standard">
      <style:text-properties style:font-name="Liberation Serif" fo:font-size="12pt" fo:font-weight="normal" officeooo:rsid="00602806" officeooo:paragraph-rsid="00602806" style:font-size-asian="12pt" style:font-weight-asian="normal" style:font-size-complex="12pt" style:font-weight-complex="normal"/>
    </style:style>
    <style:style style:name="P216" style:family="paragraph" style:parent-style-name="Standard">
      <style:text-properties style:font-name="Liberation Serif" fo:font-size="12pt" fo:font-weight="normal" officeooo:rsid="00e91594" officeooo:paragraph-rsid="00e91594" style:font-size-asian="12pt" style:font-weight-asian="normal" style:font-size-complex="12pt" style:font-weight-complex="normal"/>
    </style:style>
    <style:style style:name="P217" style:family="paragraph" style:parent-style-name="Standard">
      <style:text-properties style:font-name="Liberation Serif" fo:font-size="12pt" fo:font-weight="normal" officeooo:rsid="00a159d2" officeooo:paragraph-rsid="00bd3a06" style:font-size-asian="12pt" style:font-weight-asian="normal" style:font-size-complex="12pt" style:font-weight-complex="normal"/>
    </style:style>
    <style:style style:name="P218"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2de61b" officeooo:paragraph-rsid="002de61b" style:font-size-asian="12pt" style:font-style-asian="normal" style:font-weight-asian="normal" style:font-size-complex="12pt" style:font-style-complex="normal" style:font-weight-complex="normal"/>
    </style:style>
    <style:style style:name="P219"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2f96fd" officeooo:paragraph-rsid="002f96fd"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style:font-name="Liberation Serif" fo:font-size="12pt" fo:font-style="normal" style:text-underline-style="none" fo:font-weight="normal" officeooo:rsid="002f96fd" officeooo:paragraph-rsid="0069f805" style:font-size-asian="12pt" style:font-style-asian="normal" style:font-weight-asian="normal" style:font-size-complex="12pt" style:font-style-complex="normal" style:font-weight-complex="normal"/>
    </style:style>
    <style:style style:name="P221"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8614f8" officeooo:paragraph-rsid="008614f8" style:font-size-asian="12pt" style:font-style-asian="normal" style:font-weight-asian="normal" style:font-size-complex="12pt" style:font-style-complex="normal" style:font-weight-complex="normal"/>
    </style:style>
    <style:style style:name="P222"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d7fbad" officeooo:paragraph-rsid="00d7fbad" style:font-size-asian="12pt" style:font-style-asian="normal" style:font-weight-asian="normal" style:font-size-complex="12pt" style:font-style-complex="normal" style:font-weight-complex="normal"/>
    </style:style>
    <style:style style:name="P223"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4f5fc2" officeooo:paragraph-rsid="004f5fc2" style:font-size-asian="12pt" style:font-style-asian="normal" style:font-weight-asian="normal" style:font-size-complex="12pt" style:font-style-complex="normal" style:font-weight-complex="normal"/>
    </style:style>
    <style:style style:name="P224"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5901a9" officeooo:paragraph-rsid="005901a9" style:font-size-asian="12pt" style:font-style-asian="normal" style:font-weight-asian="normal" style:font-size-complex="12pt" style:font-style-complex="normal" style:font-weight-complex="normal"/>
    </style:style>
    <style:style style:name="P225"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48e6f0" officeooo:paragraph-rsid="0048e6f0" style:font-size-asian="12pt" style:font-style-asian="normal" style:font-weight-asian="normal" style:font-size-complex="12pt" style:font-style-complex="normal" style:font-weight-complex="normal"/>
    </style:style>
    <style:style style:name="P226" style:family="paragraph" style:parent-style-name="Standard" style:list-style-name="L3">
      <style:paragraph-properties fo:text-align="start" style:justify-single-word="false"/>
      <style:text-properties style:font-name="Liberation Serif" fo:font-size="12pt" fo:font-style="normal" style:text-underline-style="none" fo:font-weight="normal" officeooo:rsid="00492180" officeooo:paragraph-rsid="00492180" style:font-size-asian="12pt" style:font-style-asian="normal" style:font-weight-asian="normal" style:font-size-complex="12pt" style:font-style-complex="normal" style:font-weight-complex="normal"/>
    </style:style>
    <style:style style:name="P227" style:family="paragraph" style:parent-style-name="Standard" style:list-style-name="L3">
      <style:paragraph-properties fo:text-align="start" style:justify-single-word="false"/>
      <style:text-properties style:font-name="Liberation Serif" fo:font-size="12pt" fo:font-style="italic" style:text-underline-style="solid" style:text-underline-width="auto" style:text-underline-color="font-color" fo:font-weight="bold" officeooo:rsid="00492180" officeooo:paragraph-rsid="00492180" style:font-size-asian="12pt" style:font-style-asian="italic" style:font-weight-asian="bold" style:font-size-complex="12pt" style:font-style-complex="italic" style:font-weight-complex="bold"/>
    </style:style>
    <style:style style:name="P228" style:family="paragraph" style:parent-style-name="Standard" style:list-style-name="L5">
      <style:text-properties style:font-name="Liberation Serif" fo:font-size="12pt" fo:font-weight="bold" officeooo:rsid="0084da68" officeooo:paragraph-rsid="0092c2c6" style:font-size-asian="12pt" style:font-weight-asian="bold" style:font-size-complex="12pt" style:font-weight-complex="bold"/>
    </style:style>
    <style:style style:name="P229" style:family="paragraph" style:parent-style-name="Standard" style:list-style-name="L5">
      <style:text-properties style:font-name="Liberation Serif" fo:font-size="12pt" fo:font-weight="bold" officeooo:rsid="0084da68" officeooo:paragraph-rsid="00c753e6" style:font-size-asian="12pt" style:font-weight-asian="bold" style:font-size-complex="12pt" style:font-weight-complex="bold"/>
    </style:style>
    <style:style style:name="P230" style:family="paragraph" style:parent-style-name="Standard" style:list-style-name="L12">
      <style:text-properties style:font-name="Liberation Serif" fo:font-size="12pt" fo:font-weight="bold" officeooo:rsid="00652fc1" officeooo:paragraph-rsid="00652fc1" style:font-size-asian="12pt" style:font-weight-asian="bold" style:font-size-complex="12pt" style:font-weight-complex="bold"/>
    </style:style>
    <style:style style:name="P231" style:family="paragraph" style:parent-style-name="Standard" style:list-style-name="L12">
      <style:text-properties style:font-name="Liberation Serif" fo:font-size="12pt" fo:font-weight="bold" officeooo:rsid="00652fc1" officeooo:paragraph-rsid="006674be" style:font-size-asian="12pt" style:font-weight-asian="bold" style:font-size-complex="12pt" style:font-weight-complex="bold"/>
    </style:style>
    <style:style style:name="P232" style:family="paragraph" style:parent-style-name="Standard">
      <style:text-properties style:font-name="Liberation Serif" fo:font-size="12pt" fo:font-weight="bold" officeooo:rsid="0012ed44" officeooo:paragraph-rsid="00a60830" style:font-size-asian="12pt" style:font-weight-asian="bold" style:font-size-complex="12pt" style:font-weight-complex="bold"/>
    </style:style>
    <style:style style:name="P233" style:family="paragraph" style:parent-style-name="Standard">
      <style:text-properties style:font-name="Liberation Serif" fo:font-size="12pt" fo:font-weight="bold" officeooo:rsid="00132c90" officeooo:paragraph-rsid="00e9a812" style:font-size-asian="12pt" style:font-weight-asian="bold" style:font-size-complex="12pt" style:font-weight-complex="bold"/>
    </style:style>
    <style:style style:name="P234" style:family="paragraph" style:parent-style-name="Standard" style:list-style-name="L3">
      <style:paragraph-properties fo:text-align="start" style:justify-single-word="false"/>
      <style:text-properties officeooo:paragraph-rsid="005901a9"/>
    </style:style>
    <style:style style:name="P235" style:family="paragraph" style:parent-style-name="Standard" style:list-style-name="L3">
      <style:paragraph-properties fo:text-align="start" style:justify-single-word="false"/>
      <style:text-properties fo:font-variant="normal" fo:text-transform="none" fo:color="#2c2d30" style:font-name="Liberation Serif" fo:font-size="12pt" fo:letter-spacing="normal" fo:font-style="normal" fo:font-weight="normal" officeooo:paragraph-rsid="005901a9" style:font-size-asian="12pt" style:font-size-complex="12pt"/>
    </style:style>
    <style:style style:name="P236" style:family="paragraph" style:parent-style-name="Standard">
      <style:paragraph-properties fo:text-align="start" style:justify-single-word="false"/>
      <style:text-properties fo:color="#0047ff" style:font-name="Liberation Serif" fo:font-size="12pt" fo:font-weight="bold" officeooo:rsid="00132c90" officeooo:paragraph-rsid="006dc88c" style:font-size-asian="12pt" style:font-weight-asian="bold" style:font-size-complex="12pt" style:font-weight-complex="bold"/>
    </style:style>
    <style:style style:name="P237" style:family="paragraph" style:parent-style-name="Standard">
      <style:paragraph-properties fo:text-align="start" style:justify-single-word="false"/>
      <style:text-properties fo:color="#0047ff" style:font-name="Liberation Serif" fo:font-size="12pt" fo:font-style="normal" style:text-underline-style="none" fo:font-weight="bold" officeooo:rsid="00132c90" officeooo:paragraph-rsid="006dc88c" style:font-size-asian="12pt" style:font-style-asian="normal" style:font-weight-asian="bold" style:font-size-complex="12pt" style:font-style-complex="normal" style:font-weight-complex="bold"/>
    </style:style>
    <style:style style:name="T1" style:family="text">
      <style:text-properties officeooo:rsid="00a8a0df"/>
    </style:style>
    <style:style style:name="T2" style:family="text">
      <style:text-properties officeooo:rsid="00ed16ef"/>
    </style:style>
    <style:style style:name="T3" style:family="text">
      <style:text-properties officeooo:rsid="00cc21fa"/>
    </style:style>
    <style:style style:name="T4" style:family="text">
      <style:text-properties fo:color="#000000" officeooo:rsid="00aa598b"/>
    </style:style>
    <style:style style:name="T5" style:family="text">
      <style:text-properties officeooo:rsid="00f2e2c8"/>
    </style:style>
    <style:style style:name="T6" style:family="text">
      <style:text-properties officeooo:rsid="00aa598b"/>
    </style:style>
    <style:style style:name="T7" style:family="text">
      <style:text-properties fo:font-weight="normal" style:font-weight-asian="normal" style:font-weight-complex="normal"/>
    </style:style>
    <style:style style:name="T8" style:family="text">
      <style:text-properties fo:font-weight="normal" officeooo:rsid="008614f8" style:font-weight-asian="normal" style:font-weight-complex="normal"/>
    </style:style>
    <style:style style:name="T9" style:family="text">
      <style:text-properties fo:font-weight="normal" officeooo:rsid="00132c90" style:font-weight-asian="normal" style:font-weight-complex="normal"/>
    </style:style>
    <style:style style:name="T10" style:family="text">
      <style:text-properties fo:font-weight="normal" officeooo:rsid="0054d27b" style:font-weight-asian="normal" style:font-weight-complex="normal"/>
    </style:style>
    <style:style style:name="T11" style:family="text">
      <style:text-properties fo:font-weight="normal" officeooo:rsid="0012ed44" style:font-weight-asian="normal" style:font-weight-complex="normal"/>
    </style:style>
    <style:style style:name="T12" style:family="text">
      <style:text-properties fo:font-weight="normal" officeooo:rsid="006674be" style:font-weight-asian="normal" style:font-weight-complex="normal"/>
    </style:style>
    <style:style style:name="T13" style:family="text">
      <style:text-properties fo:font-weight="normal" officeooo:rsid="0068864e" style:font-weight-asian="normal" style:font-weight-complex="normal"/>
    </style:style>
    <style:style style:name="T14" style:family="text">
      <style:text-properties fo:font-weight="normal" officeooo:rsid="0092c2c6" style:font-weight-asian="normal" style:font-weight-complex="normal"/>
    </style:style>
    <style:style style:name="T15" style:family="text">
      <style:text-properties fo:font-weight="normal" officeooo:rsid="0056460b" style:font-weight-asian="normal" style:font-weight-complex="normal"/>
    </style:style>
    <style:style style:name="T16" style:family="text">
      <style:text-properties fo:font-weight="normal" officeooo:rsid="009b6f6c" style:font-weight-asian="normal" style:font-weight-complex="normal"/>
    </style:style>
    <style:style style:name="T17" style:family="text">
      <style:text-properties fo:font-weight="normal" officeooo:rsid="0087ad76" style:font-weight-asian="normal" style:font-weight-complex="normal"/>
    </style:style>
    <style:style style:name="T18" style:family="text">
      <style:text-properties fo:font-weight="normal" officeooo:rsid="007d3d6d" style:font-weight-asian="normal" style:font-weight-complex="normal"/>
    </style:style>
    <style:style style:name="T19" style:family="text">
      <style:text-properties fo:font-weight="normal" officeooo:rsid="00888319" style:font-weight-asian="normal" style:font-weight-complex="normal"/>
    </style:style>
    <style:style style:name="T20" style:family="text">
      <style:text-properties fo:font-weight="normal" officeooo:rsid="005bb284" style:font-weight-asian="normal" style:font-weight-complex="normal"/>
    </style:style>
    <style:style style:name="T21" style:family="text">
      <style:text-properties fo:font-weight="normal" officeooo:rsid="006dc88c" style:font-weight-asian="normal" style:font-weight-complex="normal"/>
    </style:style>
    <style:style style:name="T22" style:family="text">
      <style:text-properties fo:font-weight="normal" officeooo:rsid="009715a4" style:font-weight-asian="normal" style:font-weight-complex="normal"/>
    </style:style>
    <style:style style:name="T23" style:family="text">
      <style:text-properties fo:font-weight="normal" officeooo:rsid="00a3207b" style:font-weight-asian="normal" style:font-weight-complex="normal"/>
    </style:style>
    <style:style style:name="T24" style:family="text">
      <style:text-properties fo:font-weight="normal" officeooo:rsid="00c753e6" style:font-weight-asian="normal" style:font-weight-complex="normal"/>
    </style:style>
    <style:style style:name="T25" style:family="text">
      <style:text-properties fo:font-weight="normal" officeooo:rsid="006d9c7b" style:font-weight-asian="normal" style:font-weight-complex="normal"/>
    </style:style>
    <style:style style:name="T26" style:family="text">
      <style:text-properties fo:font-weight="normal" officeooo:rsid="006f25c8" style:font-weight-asian="normal" style:font-weight-complex="normal"/>
    </style:style>
    <style:style style:name="T27" style:family="text">
      <style:text-properties fo:font-weight="normal" officeooo:rsid="0070558a" style:font-weight-asian="normal" style:font-weight-complex="normal"/>
    </style:style>
    <style:style style:name="T28" style:family="text">
      <style:text-properties fo:font-weight="normal" officeooo:rsid="007698f3" style:font-weight-asian="normal" style:font-weight-complex="normal"/>
    </style:style>
    <style:style style:name="T29" style:family="text">
      <style:text-properties fo:font-weight="normal" officeooo:rsid="009c74aa" style:font-weight-asian="normal" style:font-weight-complex="normal"/>
    </style:style>
    <style:style style:name="T30" style:family="text">
      <style:text-properties fo:font-weight="normal" officeooo:rsid="00723920" style:font-weight-asian="normal" style:font-weight-complex="normal"/>
    </style:style>
    <style:style style:name="T31" style:family="text">
      <style:text-properties fo:color="#000000"/>
    </style:style>
    <style:style style:name="T32" style:family="text">
      <style:text-properties fo:color="#000000" fo:font-weight="normal" officeooo:rsid="00c8614b" style:font-weight-asian="normal" style:font-weight-complex="normal"/>
    </style:style>
    <style:style style:name="T33" style:family="text">
      <style:text-properties fo:color="#000000" fo:font-weight="normal" officeooo:rsid="00132c90" style:font-weight-asian="normal" style:font-weight-complex="normal"/>
    </style:style>
    <style:style style:name="T34" style:family="text">
      <style:text-properties fo:color="#000000" fo:font-weight="normal" officeooo:rsid="0089c719" style:font-weight-asian="normal" style:font-weight-complex="normal"/>
    </style:style>
    <style:style style:name="T35" style:family="text">
      <style:text-properties fo:color="#000000" fo:font-weight="normal" officeooo:rsid="001b9b80" style:font-weight-asian="normal" style:font-weight-complex="normal"/>
    </style:style>
    <style:style style:name="T36" style:family="text">
      <style:text-properties fo:color="#000000" fo:font-weight="normal" officeooo:rsid="006674be" style:font-weight-asian="normal" style:font-weight-complex="normal"/>
    </style:style>
    <style:style style:name="T37" style:family="text">
      <style:text-properties fo:color="#000000" fo:font-weight="normal" officeooo:rsid="0089e2d5" style:font-weight-asian="normal" style:font-weight-complex="normal"/>
    </style:style>
    <style:style style:name="T38" style:family="text">
      <style:text-properties fo:color="#000000" fo:font-weight="normal" officeooo:rsid="0087ad76" style:font-weight-asian="normal" style:font-weight-complex="normal"/>
    </style:style>
    <style:style style:name="T39" style:family="text">
      <style:text-properties fo:color="#000000" fo:font-weight="normal" officeooo:rsid="008614f8" style:font-weight-asian="normal" style:font-weight-complex="normal"/>
    </style:style>
    <style:style style:name="T40" style:family="text">
      <style:text-properties fo:color="#000000" fo:font-weight="normal" officeooo:rsid="0070558a" style:font-weight-asian="normal" style:font-weight-complex="normal"/>
    </style:style>
    <style:style style:name="T41" style:family="text">
      <style:text-properties fo:color="#000000" fo:font-weight="normal" officeooo:rsid="009e3052" style:font-weight-asian="normal" style:font-weight-complex="normal"/>
    </style:style>
    <style:style style:name="T42" style:family="text">
      <style:text-properties fo:color="#000000" fo:font-weight="normal" officeooo:rsid="00723920" style:font-weight-asian="normal" style:font-weight-complex="normal"/>
    </style:style>
    <style:style style:name="T43" style:family="text">
      <style:text-properties fo:color="#000000" fo:font-weight="normal" officeooo:rsid="00a02661" style:font-weight-asian="normal" style:font-weight-complex="normal"/>
    </style:style>
    <style:style style:name="T44" style:family="text">
      <style:text-properties fo:color="#000000" fo:font-weight="normal" officeooo:rsid="006dc88c" style:font-weight-asian="normal" style:font-weight-complex="normal"/>
    </style:style>
    <style:style style:name="T45" style:family="text">
      <style:text-properties fo:color="#000000" fo:font-weight="normal" officeooo:rsid="007fe8df" style:font-weight-asian="normal" style:font-weight-complex="normal"/>
    </style:style>
    <style:style style:name="T46" style:family="text">
      <style:text-properties fo:color="#000000" fo:font-weight="normal" officeooo:rsid="007e7343" style:font-weight-asian="normal" style:font-weight-complex="normal"/>
    </style:style>
    <style:style style:name="T47" style:family="text">
      <style:text-properties fo:color="#000000" fo:font-weight="normal" officeooo:rsid="0084da68" style:font-weight-asian="normal" style:font-weight-complex="normal"/>
    </style:style>
    <style:style style:name="T48" style:family="text">
      <style:text-properties fo:color="#000000" fo:font-weight="normal" officeooo:rsid="00983974" style:font-weight-asian="normal" style:font-weight-complex="normal"/>
    </style:style>
    <style:style style:name="T49" style:family="text">
      <style:text-properties fo:color="#000000" officeooo:rsid="001b9b80"/>
    </style:style>
    <style:style style:name="T50" style:family="text">
      <style:text-properties fo:color="#000000" officeooo:rsid="0024e6b3"/>
    </style:style>
    <style:style style:name="T51" style:family="text">
      <style:text-properties fo:color="#000000" officeooo:rsid="00aa598b"/>
    </style:style>
    <style:style style:name="T52" style:family="text">
      <style:text-properties fo:color="#000000" fo:font-weight="bold" style:font-weight-asian="bold" style:font-weight-complex="bold"/>
    </style:style>
    <style:style style:name="T53" style:family="text">
      <style:text-properties fo:color="#000000" fo:font-weight="bold" officeooo:rsid="008da286" style:font-weight-asian="bold" style:font-weight-complex="bold"/>
    </style:style>
    <style:style style:name="T54" style:family="text">
      <style:text-properties fo:color="#000000" fo:font-weight="bold" officeooo:rsid="008ef912" style:font-weight-asian="bold" style:font-weight-complex="bold"/>
    </style:style>
    <style:style style:name="T55" style:family="text">
      <style:text-properties fo:color="#000000" fo:font-weight="bold" officeooo:rsid="009c74aa" style:font-weight-asian="bold" style:font-weight-complex="bold"/>
    </style:style>
    <style:style style:name="T56" style:family="text">
      <style:text-properties fo:color="#000000" fo:font-weight="bold" officeooo:rsid="00132c90" style:font-weight-asian="bold" style:font-weight-complex="bold"/>
    </style:style>
    <style:style style:name="T57" style:family="text">
      <style:text-properties fo:color="#000000" officeooo:rsid="00adc59f"/>
    </style:style>
    <style:style style:name="T58" style:family="text">
      <style:text-properties fo:color="#000000" officeooo:rsid="00132c90"/>
    </style:style>
    <style:style style:name="T59" style:family="text">
      <style:text-properties fo:color="#000000" officeooo:rsid="00a6d3f6"/>
    </style:style>
    <style:style style:name="T60" style:family="text">
      <style:text-properties fo:color="#000000" officeooo:rsid="00e3f8c5"/>
    </style:style>
    <style:style style:name="T61" style:family="text">
      <style:text-properties fo:color="#000000" officeooo:rsid="00e9a812"/>
    </style:style>
    <style:style style:name="T62" style:family="text">
      <style:text-properties fo:color="#000000" officeooo:rsid="00f1be7b"/>
    </style:style>
    <style:style style:name="T63" style:family="text">
      <style:text-properties officeooo:rsid="00132c90"/>
    </style:style>
    <style:style style:name="T64" style:family="text">
      <style:text-properties fo:color="#007826"/>
    </style:style>
    <style:style style:name="T65" style:family="text">
      <style:text-properties fo:color="#007826" fo:font-style="normal" style:text-underline-style="none" fo:font-weight="bold" style:font-style-asian="normal" style:font-weight-asian="bold" style:font-style-complex="normal" style:font-weight-complex="bold"/>
    </style:style>
    <style:style style:name="T66" style:family="text">
      <style:text-properties fo:color="#007826" fo:font-style="normal" style:text-underline-style="none" fo:font-weight="bold" officeooo:rsid="005bb284" style:font-style-asian="normal" style:font-weight-asian="bold" style:font-style-complex="normal" style:font-weight-complex="bold"/>
    </style:style>
    <style:style style:name="T67" style:family="text">
      <style:text-properties fo:color="#007826" fo:font-style="normal" style:text-underline-style="none" fo:font-weight="bold" officeooo:rsid="002f96fd" style:font-style-asian="normal" style:font-weight-asian="bold" style:font-style-complex="normal" style:font-weight-complex="bold"/>
    </style:style>
    <style:style style:name="T68" style:family="text">
      <style:text-properties fo:color="#007826" fo:font-style="normal" style:text-underline-style="none" officeooo:rsid="002f96fd" style:font-style-asian="normal" style:font-style-complex="normal"/>
    </style:style>
    <style:style style:name="T69" style:family="text">
      <style:text-properties fo:color="#007826" fo:font-style="normal" style:text-underline-style="none" officeooo:rsid="005bb284" style:font-style-asian="normal" style:font-style-complex="normal"/>
    </style:style>
    <style:style style:name="T70" style:family="text">
      <style:text-properties fo:color="#007826" fo:font-weight="bold" style:font-weight-asian="bold" style:font-weight-complex="bold"/>
    </style:style>
    <style:style style:name="T71" style:family="text">
      <style:text-properties fo:color="#007826" fo:font-weight="bold" officeooo:rsid="005bb284" style:font-weight-asian="bold" style:font-weight-complex="bold"/>
    </style:style>
    <style:style style:name="T72" style:family="text">
      <style:text-properties fo:color="#007826" officeooo:rsid="002f96fd"/>
    </style:style>
    <style:style style:name="T73" style:family="text">
      <style:text-properties fo:color="#007826" officeooo:rsid="005bb284"/>
    </style:style>
    <style:style style:name="T74" style:family="text">
      <style:text-properties officeooo:rsid="001b9b80"/>
    </style:style>
    <style:style style:name="T75" style:family="text">
      <style:text-properties officeooo:rsid="0019de72"/>
    </style:style>
    <style:style style:name="T76" style:family="text">
      <style:text-properties officeooo:rsid="001904c8"/>
    </style:style>
    <style:style style:name="T77" style:family="text">
      <style:text-properties officeooo:rsid="0090f641"/>
    </style:style>
    <style:style style:name="T78" style:family="text">
      <style:text-properties fo:font-weight="bold" style:font-weight-asian="bold" style:font-weight-complex="bold"/>
    </style:style>
    <style:style style:name="T79" style:family="text">
      <style:text-properties fo:font-weight="bold" officeooo:rsid="005bb284" style:font-weight-asian="bold" style:font-weight-complex="bold"/>
    </style:style>
    <style:style style:name="T80" style:family="text">
      <style:text-properties fo:font-weight="bold" officeooo:rsid="0012ed44" style:font-weight-asian="bold" style:font-weight-complex="bold"/>
    </style:style>
    <style:style style:name="T81" style:family="text">
      <style:text-properties fo:font-weight="bold" officeooo:rsid="0025e7b7" style:font-weight-asian="bold" style:font-weight-complex="bold"/>
    </style:style>
    <style:style style:name="T82" style:family="text">
      <style:text-properties fo:font-weight="bold" officeooo:rsid="0089c719" style:font-weight-asian="bold" style:font-weight-complex="bold"/>
    </style:style>
    <style:style style:name="T83" style:family="text">
      <style:text-properties fo:font-weight="bold" officeooo:rsid="00132c90" style:font-weight-asian="bold" style:font-weight-complex="bold"/>
    </style:style>
    <style:style style:name="T84" style:family="text">
      <style:text-properties fo:font-weight="bold" officeooo:rsid="002fe722" style:font-weight-asian="bold" style:font-weight-complex="bold"/>
    </style:style>
    <style:style style:name="T85" style:family="text">
      <style:text-properties fo:font-weight="bold" officeooo:rsid="001de225" style:font-weight-asian="bold" style:font-weight-complex="bold"/>
    </style:style>
    <style:style style:name="T86" style:family="text">
      <style:text-properties fo:font-weight="bold" officeooo:rsid="0090f641" style:font-weight-asian="bold" style:font-weight-complex="bold"/>
    </style:style>
    <style:style style:name="T87" style:family="text">
      <style:text-properties fo:font-weight="bold" officeooo:rsid="0087ad76" style:font-weight-asian="bold" style:font-weight-complex="bold"/>
    </style:style>
    <style:style style:name="T88" style:family="text">
      <style:text-properties fo:font-weight="bold" officeooo:rsid="005d1617" style:font-weight-asian="bold" style:font-weight-complex="bold"/>
    </style:style>
    <style:style style:name="T89" style:family="text">
      <style:text-properties fo:font-weight="bold" officeooo:rsid="006dc88c" style:font-weight-asian="bold" style:font-weight-complex="bold"/>
    </style:style>
    <style:style style:name="T90" style:family="text">
      <style:text-properties fo:font-weight="bold" officeooo:rsid="006e1727" style:font-weight-asian="bold" style:font-weight-complex="bold"/>
    </style:style>
    <style:style style:name="T91" style:family="text">
      <style:text-properties fo:font-weight="bold" officeooo:rsid="0070558a" style:font-weight-asian="bold" style:font-weight-complex="bold"/>
    </style:style>
    <style:style style:name="T92" style:family="text">
      <style:text-properties fo:font-weight="bold" officeooo:rsid="009b2dd6" style:font-weight-asian="bold" style:font-weight-complex="bold"/>
    </style:style>
    <style:style style:name="T93" style:family="text">
      <style:text-properties fo:font-weight="bold" officeooo:rsid="007698f3" style:font-weight-asian="bold" style:font-weight-complex="bold"/>
    </style:style>
    <style:style style:name="T94" style:family="text">
      <style:text-properties fo:font-weight="bold" officeooo:rsid="009b6f6c" style:font-weight-asian="bold" style:font-weight-complex="bold"/>
    </style:style>
    <style:style style:name="T95" style:family="text">
      <style:text-properties fo:font-weight="bold" officeooo:rsid="009c74aa" style:font-weight-asian="bold" style:font-weight-complex="bold"/>
    </style:style>
    <style:style style:name="T96" style:family="text">
      <style:text-properties fo:font-weight="bold" officeooo:rsid="00723920" style:font-weight-asian="bold" style:font-weight-complex="bold"/>
    </style:style>
    <style:style style:name="T97" style:family="text">
      <style:text-properties fo:font-weight="bold" officeooo:rsid="00dead81" style:font-weight-asian="bold" style:font-weight-complex="bold"/>
    </style:style>
    <style:style style:name="T98" style:family="text">
      <style:text-properties fo:font-weight="bold" officeooo:rsid="00e050b2" style:font-weight-asian="bold" style:font-weight-complex="bold"/>
    </style:style>
    <style:style style:name="T99" style:family="text">
      <style:text-properties officeooo:rsid="0089c719"/>
    </style:style>
    <style:style style:name="T100" style:family="text">
      <style:text-properties fo:font-style="normal" style:text-underline-style="none" style:font-style-asian="normal" style:font-style-complex="normal"/>
    </style:style>
    <style:style style:name="T101" style:family="text">
      <style:text-properties fo:font-style="normal" style:text-underline-style="none" officeooo:rsid="007718d7" style:font-style-asian="normal" style:font-style-complex="normal"/>
    </style:style>
    <style:style style:name="T102" style:family="text">
      <style:text-properties fo:color="#ff0000" fo:font-weight="bold" style:font-weight-asian="bold" style:font-weight-complex="bold"/>
    </style:style>
    <style:style style:name="T103" style:family="text">
      <style:text-properties fo:color="#ff0000" fo:font-style="normal" style:text-underline-style="none" fo:font-weight="bold" officeooo:rsid="001b9b80" style:font-style-asian="normal" style:font-weight-asian="bold" style:font-style-complex="normal" style:font-weight-complex="bold"/>
    </style:style>
    <style:style style:name="T104" style:family="text">
      <style:text-properties officeooo:rsid="00181b43"/>
    </style:style>
    <style:style style:name="T105" style:family="text">
      <style:text-properties officeooo:rsid="00169c96"/>
    </style:style>
    <style:style style:name="T106" style:family="text">
      <style:text-properties officeooo:rsid="005bb284"/>
    </style:style>
    <style:style style:name="T107" style:family="text">
      <style:text-properties fo:color="#0047ff" fo:font-weight="bold" style:font-weight-asian="bold" style:font-weight-complex="bold"/>
    </style:style>
    <style:style style:name="T108" style:family="text">
      <style:text-properties fo:color="#0047ff" fo:font-weight="bold" officeooo:rsid="002f96fd" style:font-weight-asian="bold" style:font-weight-complex="bold"/>
    </style:style>
    <style:style style:name="T109" style:family="text">
      <style:text-properties fo:color="#0047ff" fo:font-style="normal" style:text-underline-style="none" fo:font-weight="bold" style:font-style-asian="normal" style:font-weight-asian="bold" style:font-style-complex="normal" style:font-weight-complex="bold"/>
    </style:style>
    <style:style style:name="T110" style:family="text">
      <style:text-properties fo:color="#0047ff" fo:font-style="normal" style:text-underline-style="none" fo:font-weight="bold" officeooo:rsid="002f96fd" style:font-style-asian="normal" style:font-weight-asian="bold" style:font-style-complex="normal" style:font-weight-complex="bold"/>
    </style:style>
    <style:style style:name="T111" style:family="text">
      <style:text-properties officeooo:rsid="00298c1a"/>
    </style:style>
    <style:style style:name="T112" style:family="text">
      <style:text-properties officeooo:rsid="001bcf49"/>
    </style:style>
    <style:style style:name="T113" style:family="text">
      <style:text-properties officeooo:rsid="001de225"/>
    </style:style>
    <style:style style:name="T114" style:family="text">
      <style:text-properties officeooo:rsid="002fe722"/>
    </style:style>
    <style:style style:name="T115" style:family="text">
      <style:text-properties officeooo:rsid="00513b32"/>
    </style:style>
    <style:style style:name="T116" style:family="text">
      <style:text-properties fo:font-variant="normal" fo:text-transform="none" fo:color="#2a80b9"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17" style:family="text">
      <style:text-properties officeooo:rsid="005d1617"/>
    </style:style>
    <style:style style:name="T118" style:family="text">
      <style:text-properties officeooo:rsid="00602806"/>
    </style:style>
    <style:style style:name="T119" style:family="text">
      <style:text-properties officeooo:rsid="0012ed44"/>
    </style:style>
    <style:style style:name="T120" style:family="text">
      <style:text-properties officeooo:rsid="006674be"/>
    </style:style>
    <style:style style:name="T121" style:family="text">
      <style:text-properties officeooo:rsid="0068864e"/>
    </style:style>
    <style:style style:name="T122" style:family="text">
      <style:text-properties officeooo:rsid="0069f805"/>
    </style:style>
    <style:style style:name="T123" style:family="text">
      <style:text-properties officeooo:rsid="006d9c7b"/>
    </style:style>
    <style:style style:name="T124" style:family="text">
      <style:text-properties officeooo:rsid="007718d7"/>
    </style:style>
    <style:style style:name="T125" style:family="text">
      <style:text-properties officeooo:rsid="0079c8f9"/>
    </style:style>
    <style:style style:name="T126" style:family="text">
      <style:text-properties officeooo:rsid="007d1c4c"/>
    </style:style>
    <style:style style:name="T127" style:family="text">
      <style:text-properties officeooo:rsid="007fe8df"/>
    </style:style>
    <style:style style:name="T128" style:family="text">
      <style:text-properties officeooo:rsid="0081da1a"/>
    </style:style>
    <style:style style:name="T129" style:family="text">
      <style:text-properties officeooo:rsid="008614f8"/>
    </style:style>
    <style:style style:name="T130" style:family="text">
      <style:text-properties officeooo:rsid="0087ad76"/>
    </style:style>
    <style:style style:name="T131" style:family="text">
      <style:text-properties officeooo:rsid="0088b84b"/>
    </style:style>
    <style:style style:name="T132" style:family="text">
      <style:text-properties officeooo:rsid="008ef912"/>
    </style:style>
    <style:style style:name="T133" style:family="text">
      <style:text-properties officeooo:rsid="00934a1d"/>
    </style:style>
    <style:style style:name="T134" style:family="text">
      <style:text-properties officeooo:rsid="009562d4"/>
    </style:style>
    <style:style style:name="T135" style:family="text">
      <style:text-properties officeooo:rsid="00a159d2"/>
    </style:style>
    <style:style style:name="T136" style:family="text">
      <style:text-properties officeooo:rsid="00a51a5a"/>
    </style:style>
    <style:style style:name="T137" style:family="text">
      <style:text-properties officeooo:rsid="00aa598b"/>
    </style:style>
    <style:style style:name="T138" style:family="text">
      <style:text-properties officeooo:rsid="00ac7a63"/>
    </style:style>
    <style:style style:name="T139" style:family="text">
      <style:text-properties officeooo:rsid="00b0e1db"/>
    </style:style>
    <style:style style:name="T140" style:family="text">
      <style:text-properties officeooo:rsid="00b1d6fe"/>
    </style:style>
    <style:style style:name="T141" style:family="text">
      <style:text-properties officeooo:rsid="00b26221"/>
    </style:style>
    <style:style style:name="T142" style:family="text">
      <style:text-properties officeooo:rsid="00b6e26b"/>
    </style:style>
    <style:style style:name="T143" style:family="text">
      <style:text-properties officeooo:rsid="00b8f2e4"/>
    </style:style>
    <style:style style:name="T144" style:family="text">
      <style:text-properties officeooo:rsid="00c38e29"/>
    </style:style>
    <style:style style:name="T145" style:family="text">
      <style:text-properties officeooo:rsid="001fd309"/>
    </style:style>
    <style:style style:name="T146" style:family="text">
      <style:text-properties officeooo:rsid="00cc21fa"/>
    </style:style>
    <style:style style:name="T147" style:family="text">
      <style:text-properties officeooo:rsid="00ce32e9"/>
    </style:style>
    <style:style style:name="T148" style:family="text">
      <style:text-properties officeooo:rsid="00d19125"/>
    </style:style>
    <style:style style:name="T149" style:family="text">
      <style:text-properties fo:font-size="12pt" fo:font-weight="normal" style:font-size-asian="12pt" style:font-weight-asian="normal" style:font-size-complex="12pt" style:font-weight-complex="normal"/>
    </style:style>
    <style:style style:name="T150" style:family="text">
      <style:text-properties fo:font-size="12pt" fo:font-weight="normal" officeooo:rsid="00ac7a63" style:font-size-asian="12pt" style:font-weight-asian="normal" style:font-size-complex="12pt" style:font-weight-complex="normal"/>
    </style:style>
    <style:style style:name="T151" style:family="text">
      <style:text-properties fo:font-size="12pt" fo:font-weight="normal" officeooo:rsid="00b26221" style:font-size-asian="12pt" style:font-weight-asian="normal" style:font-size-complex="12pt" style:font-weight-complex="normal"/>
    </style:style>
    <style:style style:name="T152" style:family="text">
      <style:text-properties fo:font-size="12pt" fo:font-weight="normal" officeooo:rsid="00b9697a" style:font-size-asian="12pt" style:font-weight-asian="normal" style:font-size-complex="12pt" style:font-weight-complex="normal"/>
    </style:style>
    <style:style style:name="T153" style:family="text">
      <style:text-properties fo:font-size="12pt" fo:font-weight="normal" officeooo:rsid="00baa6ce" style:font-size-asian="12pt" style:font-weight-asian="normal" style:font-size-complex="12pt" style:font-weight-complex="normal"/>
    </style:style>
    <style:style style:name="T154" style:family="text">
      <style:text-properties fo:font-size="12pt" fo:font-weight="bold" officeooo:rsid="00b26221" style:font-size-asian="12pt" style:font-weight-asian="bold" style:font-size-complex="12pt" style:font-weight-complex="bold"/>
    </style:style>
    <style:style style:name="T155" style:family="text">
      <style:text-properties fo:font-size="12pt" fo:font-weight="bold" officeooo:rsid="00dd2e97" style:font-size-asian="12pt" style:font-weight-asian="bold" style:font-size-complex="12pt" style:font-weight-complex="bold"/>
    </style:style>
    <style:style style:name="T156" style:family="text">
      <style:text-properties officeooo:rsid="00d70185"/>
    </style:style>
    <style:style style:name="T157" style:family="text">
      <style:text-properties officeooo:rsid="00dd2e97"/>
    </style:style>
    <style:style style:name="T158" style:family="text">
      <style:text-properties officeooo:rsid="00e8737c"/>
    </style:style>
    <style:style style:name="T159" style:family="text">
      <style:text-properties officeooo:rsid="00e91105"/>
    </style:style>
    <style:style style:name="T160" style:family="text">
      <style:text-properties officeooo:rsid="00e9a812"/>
    </style:style>
    <style:style style:name="T161" style:family="text">
      <style:text-properties officeooo:rsid="00eb393b"/>
    </style:style>
    <style:style style:name="T162" style:family="text">
      <style:text-properties officeooo:rsid="00ed16ef"/>
    </style:style>
    <style:style style:name="T163" style:family="text">
      <style:text-properties officeooo:rsid="00a8a0df"/>
    </style:style>
    <style:style style:name="T164" style:family="text">
      <style:text-properties officeooo:rsid="00f1be7b"/>
    </style:style>
    <style:style style:name="T165" style:family="text">
      <style:text-properties officeooo:rsid="00f2e2c8"/>
    </style:style>
    <style:style style:name="T166" style:family="text">
      <style:text-properties officeooo:rsid="00f2ec98"/>
    </style:style>
    <style:style style:name="T167" style:family="text">
      <style:text-properties officeooo:rsid="00f4939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640245088" text:id="ct640245088">
          <text:insertion>
            <office:change-info>
              <dc:creator>Unknown Author</dc:creator>
              <dc:date>2016-04-03T02:31:00</dc:date>
            </office:change-info>
          </text:insertion>
        </text:changed-region>
        <text:changed-region xml:id="ct639743248" text:id="ct639743248">
          <text:insertion>
            <office:change-info>
              <dc:creator>Unknown Author</dc:creator>
              <dc:date>2016-04-03T02:31:00</dc:date>
            </office:change-info>
          </text:insertion>
        </text:changed-region>
        <text:changed-region xml:id="ct670312000" text:id="ct670312000">
          <text:deletion>
            <office:change-info>
              <dc:creator>Unknown Author</dc:creator>
              <dc:date>2016-04-03T04:48:00</dc:date>
            </office:change-info>
            <text:p text:style-name="P1">, Auto Increment</text:p>
          </text:deletion>
        </text:changed-region>
        <text:changed-region xml:id="ct646956032" text:id="ct646956032">
          <text:insertion>
            <office:change-info>
              <dc:creator>Unknown Author</dc:creator>
              <dc:date>2016-04-03T02:33:00</dc:date>
            </office:change-info>
          </text:insertion>
        </text:changed-region>
        <text:changed-region xml:id="ct648785376" text:id="ct648785376">
          <text:deletion>
            <office:change-info>
              <dc:creator>Unknown Author</dc:creator>
              <dc:date>2016-04-03T02:34:00</dc:date>
            </office:change-info>
            <text:p text:style-name="P2">language: varchar(32)<text:tab/><text:tab/><text:span text:style-name="T1">→ Foreign Key (langauges.</text:span>name<text:span text:style-name="T1">)</text:span></text:p>
          </text:deletion>
        </text:changed-region>
        <text:changed-region xml:id="ct649051904" text:id="ct649051904">
          <text:insertion>
            <office:change-info>
              <dc:creator>Unknown Author</dc:creator>
              <dc:date>2016-04-03T02:34:00</dc:date>
            </office:change-info>
          </text:insertion>
        </text:changed-region>
        <text:changed-region xml:id="ct645277552" text:id="ct645277552">
          <text:insertion>
            <office:change-info>
              <dc:creator>Unknown Author</dc:creator>
              <dc:date>2016-04-03T02:33:00</dc:date>
            </office:change-info>
          </text:insertion>
        </text:changed-region>
        <text:changed-region xml:id="ct645169440" text:id="ct645169440">
          <text:deletion>
            <office:change-info>
              <dc:creator>Unknown Author</dc:creator>
              <dc:date>2016-04-03T02:33:00</dc:date>
            </office:change-info>
            <text:p text:style-name="P3"><text:span text:style-name="T2">varchar(1024)</text:span></text:p>
          </text:deletion>
        </text:changed-region>
        <text:changed-region xml:id="ct646050656" text:id="ct646050656">
          <text:insertion>
            <office:change-info>
              <dc:creator>Unknown Author</dc:creator>
              <dc:date>2016-04-03T02:33:00</dc:date>
            </office:change-info>
          </text:insertion>
        </text:changed-region>
        <text:changed-region xml:id="ct645873152" text:id="ct645873152">
          <text:deletion>
            <office:change-info>
              <dc:creator>Unknown Author</dc:creator>
              <dc:date>2016-04-03T02:33:00</dc:date>
            </office:change-info>
            <text:p text:style-name="P4"><text:span text:style-name="T2">varchar(1024)</text:span></text:p>
          </text:deletion>
        </text:changed-region>
        <text:changed-region xml:id="ct650743808" text:id="ct650743808">
          <text:insertion>
            <office:change-info>
              <dc:creator>Unknown Author</dc:creator>
              <dc:date>2016-04-03T02:58:00</dc:date>
            </office:change-info>
          </text:insertion>
        </text:changed-region>
        <text:changed-region xml:id="ct671040704" text:id="ct671040704">
          <text:deletion>
            <office:change-info>
              <dc:creator>Unknown Author</dc:creator>
              <dc:date>2016-04-03T05:02:00</dc:date>
            </office:change-info>
            <text:p text:style-name="P5">ser_</text:p>
          </text:deletion>
        </text:changed-region>
        <text:changed-region xml:id="ct649716992" text:id="ct649716992">
          <text:insertion>
            <office:change-info>
              <dc:creator>Unknown Author</dc:creator>
              <dc:date>2016-04-03T02:58:00</dc:date>
            </office:change-info>
          </text:insertion>
        </text:changed-region>
        <text:changed-region xml:id="ct651157504" text:id="ct651157504">
          <text:insertion>
            <office:change-info>
              <dc:creator>Unknown Author</dc:creator>
              <dc:date>2016-04-03T02:58:00</dc:date>
            </office:change-info>
          </text:insertion>
        </text:changed-region>
        <text:changed-region xml:id="ct650957312" text:id="ct650957312">
          <text:insertion>
            <office:change-info>
              <dc:creator>Unknown Author</dc:creator>
              <dc:date>2016-04-03T03:17:00</dc:date>
            </office:change-info>
          </text:insertion>
        </text:changed-region>
        <text:changed-region xml:id="ct635237408" text:id="ct635237408">
          <text:insertion>
            <office:change-info>
              <dc:creator>Unknown Author</dc:creator>
              <dc:date>2016-04-03T03:17:00</dc:date>
            </office:change-info>
          </text:insertion>
        </text:changed-region>
        <text:changed-region xml:id="ct652702352" text:id="ct652702352">
          <text:insertion>
            <office:change-info>
              <dc:creator>Unknown Author</dc:creator>
              <dc:date>2016-04-03T03:18:00</dc:date>
            </office:change-info>
          </text:insertion>
        </text:changed-region>
        <text:changed-region xml:id="ct655198528" text:id="ct655198528">
          <text:insertion>
            <office:change-info>
              <dc:creator>Unknown Author</dc:creator>
              <dc:date>2016-04-03T03:19:00</dc:date>
            </office:change-info>
          </text:insertion>
        </text:changed-region>
        <text:changed-region xml:id="ct655978592" text:id="ct655978592">
          <text:deletion>
            <office:change-info>
              <dc:creator>Unknown Author</dc:creator>
              <dc:date>2016-04-03T03:28:00</dc:date>
            </office:change-info>
            <text:p text:style-name="P6"><text:span text:style-name="T3">pending_</text:span></text:p>
          </text:deletion>
        </text:changed-region>
        <text:changed-region xml:id="ct656888896" text:id="ct656888896">
          <text:insertion>
            <office:change-info>
              <dc:creator>Unknown Author</dc:creator>
              <dc:date>2016-04-03T03:28:00</dc:date>
            </office:change-info>
          </text:insertion>
        </text:changed-region>
        <text:changed-region xml:id="ct658606896" text:id="ct658606896">
          <text:insertion>
            <office:change-info>
              <dc:creator>Unknown Author</dc:creator>
              <dc:date>2016-04-03T03:38:00</dc:date>
            </office:change-info>
          </text:insertion>
        </text:changed-region>
        <text:changed-region xml:id="ct657441696" text:id="ct657441696">
          <text:insertion>
            <office:change-info>
              <dc:creator>Unknown Author</dc:creator>
              <dc:date>2016-04-03T03:38:00</dc:date>
            </office:change-info>
          </text:insertion>
        </text:changed-region>
        <text:changed-region xml:id="ct657845760" text:id="ct657845760">
          <text:deletion>
            <office:change-info>
              <dc:creator>Unknown Author</dc:creator>
              <dc:date>2016-04-03T03:38:00</dc:date>
            </office:change-info>
            <text:p text:style-name="P7">varchar2(30)</text:p>
          </text:deletion>
        </text:changed-region>
        <text:changed-region xml:id="ct657105616" text:id="ct657105616">
          <text:deletion>
            <office:change-info>
              <dc:creator>Unknown Author</dc:creator>
              <dc:date>2016-04-03T03:38:00</dc:date>
            </office:change-info>
            <text:p text:style-name="P7"><text:span text:style-name="T4">name</text:span></text:p>
          </text:deletion>
        </text:changed-region>
        <text:changed-region xml:id="ct657230064" text:id="ct657230064">
          <text:insertion>
            <office:change-info>
              <dc:creator>Unknown Author</dc:creator>
              <dc:date>2016-04-03T03:38:00</dc:date>
            </office:change-info>
          </text:insertion>
        </text:changed-region>
        <text:changed-region xml:id="ct660558448" text:id="ct660558448">
          <text:insertion>
            <office:change-info>
              <dc:creator>Unknown Author</dc:creator>
              <dc:date>2016-04-03T03:40:00</dc:date>
            </office:change-info>
          </text:insertion>
        </text:changed-region>
        <text:changed-region xml:id="ct660273856" text:id="ct660273856">
          <text:insertion>
            <office:change-info>
              <dc:creator>Unknown Author</dc:creator>
              <dc:date>2016-04-03T03:40:00</dc:date>
            </office:change-info>
          </text:insertion>
        </text:changed-region>
        <text:changed-region xml:id="ct655681280" text:id="ct655681280">
          <text:deletion>
            <office:change-info>
              <dc:creator>Unknown Author</dc:creator>
              <dc:date>2016-04-03T03:40:00</dc:date>
            </office:change-info>
            <text:p text:style-name="P7">varchar2(30)</text:p>
          </text:deletion>
        </text:changed-region>
        <text:changed-region xml:id="ct659605408" text:id="ct659605408">
          <text:insertion>
            <office:change-info>
              <dc:creator>Unknown Author</dc:creator>
              <dc:date>2016-04-03T03:40:00</dc:date>
            </office:change-info>
          </text:insertion>
        </text:changed-region>
        <text:changed-region xml:id="ct659604992" text:id="ct659604992">
          <text:deletion>
            <office:change-info>
              <dc:creator>Unknown Author</dc:creator>
              <dc:date>2016-04-03T03:40:00</dc:date>
            </office:change-info>
            <text:p text:style-name="P8"><text:span text:style-name="T5">varchar(1024)</text:span></text:p>
          </text:deletion>
        </text:changed-region>
        <text:changed-region xml:id="ct658654384" text:id="ct658654384">
          <text:insertion>
            <office:change-info>
              <dc:creator>Unknown Author</dc:creator>
              <dc:date>2016-04-03T03:40:00</dc:date>
            </office:change-info>
          </text:insertion>
        </text:changed-region>
        <text:changed-region xml:id="ct658776912" text:id="ct658776912">
          <text:deletion>
            <office:change-info>
              <dc:creator>Unknown Author</dc:creator>
              <dc:date>2016-04-03T03:40:00</dc:date>
            </office:change-info>
            <text:p text:style-name="P9"><text:span text:style-name="T5">varchar(1024)</text:span></text:p>
          </text:deletion>
        </text:changed-region>
        <text:changed-region xml:id="ct658713392" text:id="ct658713392">
          <text:insertion>
            <office:change-info>
              <dc:creator>Unknown Author</dc:creator>
              <dc:date>2016-04-03T03:45:00</dc:date>
            </office:change-info>
          </text:insertion>
        </text:changed-region>
        <text:changed-region xml:id="ct660888128" text:id="ct660888128">
          <text:insertion>
            <office:change-info>
              <dc:creator>Unknown Author</dc:creator>
              <dc:date>2016-04-03T03:45:00</dc:date>
            </office:change-info>
          </text:insertion>
        </text:changed-region>
        <text:changed-region xml:id="ct662075952" text:id="ct662075952">
          <text:insertion>
            <office:change-info>
              <dc:creator>Unknown Author</dc:creator>
              <dc:date>2016-04-03T03:46:00</dc:date>
            </office:change-info>
          </text:insertion>
        </text:changed-region>
        <text:changed-region xml:id="ct661127536" text:id="ct661127536">
          <text:deletion>
            <office:change-info>
              <dc:creator>Unknown Author</dc:creator>
              <dc:date>2016-04-03T03:45:00</dc:date>
            </office:change-info>
            <text:p text:style-name="P10"><text:span text:style-name="T6">name</text:span></text:p>
          </text:deletion>
        </text:changed-region>
        <text:changed-region xml:id="ct661336064" text:id="ct661336064">
          <text:insertion>
            <office:change-info>
              <dc:creator>Unknown Author</dc:creator>
              <dc:date>2016-04-03T03:45:00</dc:date>
            </office:change-info>
          </text:insertion>
        </text:changed-region>
        <text:changed-region xml:id="ct638509120" text:id="ct638509120">
          <text:insertion>
            <office:change-info>
              <dc:creator>Unknown Author</dc:creator>
              <dc:date>2016-04-03T03:53:00</dc:date>
            </office:change-info>
          </text:insertion>
        </text:changed-region>
        <text:changed-region xml:id="ct663441024" text:id="ct663441024">
          <text:insertion>
            <office:change-info>
              <dc:creator>Unknown Author</dc:creator>
              <dc:date>2016-04-03T03:55:00</dc:date>
            </office:change-info>
          </text:insertion>
        </text:changed-region>
        <text:changed-region xml:id="ct667271856" text:id="ct667271856">
          <text:insertion>
            <office:change-info>
              <dc:creator>Unknown Author</dc:creator>
              <dc:date>2016-04-03T0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Bot!Battle! Database</text:p>
      <text:p text:style-name="P46"/>
      <text:p text:style-name="P64">Now listen up here guys, 'cause this part is important.</text:p>
      <text:list xml:id="list5987274175810394386" text:style-name="L3">
        <text:list-item>
          <text:p text:style-name="P218">All integers are being stored in the database as INT(11).</text:p>
        </text:list-item>
        <text:list-item>
          <text:p text:style-name="P219">Since the version of MySQL we're using doesn't support JSON objects, all JSON objects are being stored as TEXT variables. Many times when you see a data type of TEXT, you may as well think 'oh, that's likely a JSON object'.</text:p>
          <text:list>
            <text:list-item>
              <text:p text:style-name="P221">Discussed with Dr. Blum. The beauty of the JSON type is that you can read/write to a specified path inside of a stored JSON object. The performance gains from this ability will be very significant in the case of test arena matches/turn by turn computation.</text:p>
            </text:list-item>
            <text:list-item>
              <text:p text:style-name="P221">He agrees and has made it a priority to give me access to a server (possibly the actual IBM virtual machine) where I will set up and manage a mysql server for you guys to use. This will hopefully be happening next week. </text:p>
            </text:list-item>
            <text:list-item>
              <text:p text:style-name="P222">Dr. Blum has made “a complete mess”(his words) of things on the current DB server in use by the website team. Thats why he doesn't even want to try to update it, but rather wants to start from scratch. </text:p>
            </text:list-item>
          </text:list>
        </text:list-item>
        <text:list-item>
          <text:p text:style-name="P223">While not set-in-stone, the database is very close to being finalized, so bring up any concerns you have with it <text:span text:style-name="T115">like really really really soon.</text:span></text:p>
        </text:list-item>
        <text:list-item>
          <text:p text:style-name="P224">PhpMyAdmin </text:p>
          <text:list>
            <text:list-item>
              <text:p text:style-name="P234"><text:a xlink:type="simple" xlink:href="http://hbgwebfe.hbg.psu.edu/phpmyadmin/"><text:span text:style-name="T116">http://hbgwebfe.hbg.psu.edu/phpmyadmin/</text:span></text:a></text:p>
            </text:list-item>
            <text:list-item>
              <text:p text:style-name="P235">u: bbweb </text:p>
            </text:list-item>
            <text:list-item>
              <text:p text:style-name="P235">p: sun16event</text:p>
            </text:list-item>
          </text:list>
        </text:list-item>
        <text:list-item>
          <text:p text:style-name="P225">You may access the mysql database to add or remove records over SSH.</text:p>
          <text:list>
            <text:list-item>
              <text:p text:style-name="P225">The host name is hbgwebfe.hbg.psu.edu, the username is 'bbweb', and the port number is 22. The password is 'sun16event'.</text:p>
            </text:list-item>
            <text:list-item>
              <text:p text:style-name="P226">Log on to mysql by entering 'mysql -u bbweb -p', typing the password 'sun16event', and then 'use bbweb'.</text:p>
            </text:list-item>
            <text:list-item>
              <text:p text:style-name="P227">DO NOT DROP THE TABLES DO NOT DROP THE TABLES DO NOT DROP THE TABLES DO NOT DROP THE TABLES DO NOT DROP THE TABLES!!!!!!!!!!!!</text:p>
            </text:list-item>
          </text:list>
        </text:list-item>
        <text:list-item>
          <text:p text:style-name="P219"><text:span text:style-name="T31">Tables which the game evaluation team really need to look at are preceded with the blue tag </text:span><text:span text:style-name="T107">[GAME EVALUATION TEAM]</text:span><text:span text:style-name="T31">.</text:span></text:p>
        </text:list-item>
        <text:list-item>
          <text:p text:style-name="P219"><text:span text:style-name="T31">Tables which the graphical display team really need to look at are preceded with the red tag </text:span><text:span text:style-name="T102">[GRAPHICS TEAM]</text:span><text:span text:style-name="T31">.</text:span></text:p>
        </text:list-item>
      </text:list>
      <text:p text:style-name="P56"/>
      <text:p text:style-name="P55">Comment on Changes:</text:p>
      <text:list xml:id="list682659704360980784" text:style-name="L4">
        <text:list-item>
          <text:p text:style-name="P202">I made a lot of them. I am pretty confident that this design will work and that if all teams follow this integration will go smoothly. However, I may have made mistakes that will be much more obvious to your eyes than mine, so please read this carefully and make sure it makes sense. </text:p>
        </text:list-item>
        <text:list-item>
          <text:p text:style-name="P202">Furthermore, all of this is open to discussion. If you don't like a change I made, <text:span text:style-name="T156">don't know why I made it,</text:span> or think something can be accomplished in a cleaner or more efficient way, I am all ears. </text:p>
        </text:list-item>
        <text:list-item>
          <text:p text:style-name="P203">The semester is going to be over before we all know it, and ironing out the database design needs to be made top priority by all teams. I'm sorry I couldn't get this done much earlier.</text:p>
        </text:list-item>
      </text:list>
      <text:p text:style-name="P27"/>
      <text:p text:style-name="P49">Other Thoughts:</text:p>
      <text:list xml:id="list133214094149411" text:continue-list="list5987274175810394386" text:style-name="L3">
        <text:list-item>
          <text:p text:style-name="P175">Contests === Tournaments and we are migrating towards calling them tournaments <text:span text:style-name="T144">but website team doesn't want to change the tables to be called tournaments instead of contests at this time.</text:span></text:p>
        </text:list-item>
      </text:list>
      <text:list xml:id="list1717262940627688949" text:style-name="L5">
        <text:list-item>
          <text:p text:style-name="P204"><text:soft-page-break/>Website team needs to provide an HTTP API for the display team to get a list of bots available for use in a particular challenge by the currently logged in user. Also a separate call to get a list of available public bots for that challenge. Like we discussed for now, it would be fine just to give them the bot_ids and not a version number. (Theres no point in them writing code to do this because the website team will have to write something nearly identical to support their bot management page/ allow u<text:span text:style-name="T129">s</text:span>ers to play challenges.<text:span text:style-name="T129">)</text:span></text:p>
        </text:list-item>
        <text:list-item>
          <text:p text:style-name="P228"><text:span text:style-name="T14">WEBSITE-TEAM: </text:span><text:span text:style-name="T10">When a challenge is added to the system, game developers will expect to be able to upload, then later access any static assets (currently only images but could be extended in the future) that they may need to display the game.</text:span></text:p>
          <text:list>
            <text:list-item>
              <text:p text:style-name="P229"><text:span text:style-name="T10">Suggestion: Store the assets in the local file system at [SomeCommonPlace]/assets/challengeId. Then use /assets/[challenge_id]/ as the base uri for a challenge</text:span><text:span text:style-name="T15">'</text:span><text:span text:style-name="T10">s static assets.</text:span></text:p>
            </text:list-item>
          </text:list>
        </text:list-item>
      </text:list>
      <text:p text:style-name="P42"/>
      <text:p text:style-name="P48"><text:span text:style-name="T68">[</text:span><text:span text:style-name="T69">WEBSITE</text:span><text:span text:style-name="T68"> TEAM]</text:span></text:p>
      <text:p text:style-name="P42">Table: users</text:p>
      <text:p text:style-name="P11">uid: integer<text:tab/><text:tab/><text:tab/>→ Primary Key</text:p>
      <text:p text:style-name="P11">account: varchar(30)<text:tab/>→ Unique</text:p>
      <text:p text:style-name="P11">display: varchar(80)<text:tab/></text:p>
      <text:p text:style-name="P11">email:<text:tab/>varchar(80)</text:p>
      <text:p text:style-name="P11">password: char(86)</text:p>
      <text:p text:style-name="P11">admin: boolean</text:p>
      <text:p text:style-name="P11">reg_date: timestamp</text:p>
      <text:p text:style-name="P11">SALT: char(86)</text:p>
      <text:p text:style-name="P11"/>
      <text:p text:style-name="P42">Description<text:span text:style-name="T7">: The users table is for storing the basic user data. We are using SHA512 to encode the password, which is salted with the string in the SALT field. Currently password and SALT are set to varchar(1024), but it should be changed to the final length of the hashed string in both cases. If we continue to use SHA512 in base64, then it would be 86 characters. Since the unique SALT must be stored and is generated at account creation and password change, we store it in the users table.</text:span></text:p>
      <text:p text:style-name="P11"/>
      <text:p text:style-name="P139"/>
      <text:p text:style-name="P135"><text:span text:style-name="T78">[</text:span><text:span text:style-name="T79">WEBSITE</text:span><text:span text:style-name="T78"> TEAM]</text:span></text:p>
      <text:p text:style-name="P42">Table: category</text:p>
      <text:p text:style-name="P11">category_id: integer<text:tab/><text:tab/>→ Primary Key</text:p>
      <text:p text:style-name="P11">name: varchar(32)<text:tab/><text:tab/>→ Unique</text:p>
      <text:p text:style-name="P11"/>
      <text:p text:style-name="P146"/>
      <text:p text:style-name="P135"><text:span text:style-name="T78">[</text:span><text:span text:style-name="T79">WEBSITE</text:span><text:span text:style-name="T78"> TEAM]</text:span></text:p>
      <text:p text:style-name="P42">Table: difficulty</text:p>
      <text:p text:style-name="P11">difficulty_id: integer<text:tab/><text:tab/>→ Primary Key</text:p>
      <text:p text:style-name="P11">name: varchar(32)<text:tab/><text:tab/>→ Unique</text:p>
      <text:p text:style-name="P141"/>
      <text:p text:style-name="P12"/>
      <text:p text:style-name="P42">Description:<text:span text:style-name="T7"> Since MySQL does not support predefined enums, this seems to be the best way to accomplish the same task.</text:span></text:p>
      <text:p text:style-name="P11"/>
      <text:p text:style-name="P11"><text:soft-page-break/></text:p>
      <text:p text:style-name="P11"/>
      <text:p text:style-name="P11"/>
      <text:p text:style-name="P137"><text:span text:style-name="T107">[GAME EVALUATION TEAM] </text:span><text:span text:style-name="T102">[GRAPHICS TEAM] </text:span></text:p>
      <text:p text:style-name="P232">Table: <text:span text:style-name="T136">languages</text:span></text:p>
      <text:p text:style-name="P214"><text:change-start text:change-id="ct640245088"/>language_id: int(11)<text:tab/><text:tab/>→ Primary Key<text:change-end text:change-id="ct640245088"/></text:p>
      <text:p text:style-name="P15">name: varchar(32)<text:tab/></text:p>
      <text:p text:style-name="P15"/>
      <text:p text:style-name="P213"><text:span text:style-name="T52">Description: </text:span><text:span text:style-name="T31">Used as foreign key in the tables dealing with code that may be in one of several supported languages. Though not strictly necessary, the foreign key constraint will be a nice check to protect against typos and such. </text:span><text:span text:style-name="T59"><text:s/></text:span><text:change-start text:change-id="ct639743248"/><text:span text:style-name="T60">Changed my mind about primary key. In the future I think its possible additional information could be tied to a language for various purposes such as a list of allowed file extensions for upload, an expected file/class name, the name/path of the compiler on the server, etc. Therefore for future compatibility its best to just use an id as the primary key as it is more idomatic.</text:span><text:change-end text:change-id="ct639743248"/></text:p>
      <text:p text:style-name="P116"/>
      <text:p text:style-name="P19"><text:span text:style-name="T65">[</text:span><text:span text:style-name="T66">WEBSITE</text:span><text:span text:style-name="T65"> TEAM] </text:span><text:span text:style-name="T109">[GAME EVALUATION TEAM]</text:span></text:p>
      <text:p text:style-name="P42">Table: challenges</text:p>
      <text:p text:style-name="P11">challenge_id: integer<text:tab/>→ Primary Key</text:p>
      <text:p text:style-name="P11">creator_uid: integer<text:tab/><text:tab/>→ Foreign Key (users.uid)</text:p>
      <text:p text:style-name="P11">difficulty: integer<text:tab/><text:tab/>→ Foreign Key (difficulty.difficulty_id)</text:p>
      <text:p text:style-name="P11">category: integer<text:tab/><text:tab/>→ Foreign Key (category.category_id)</text:p>
      <text:p text:style-name="P11">name:<text:tab/>varchar(80)</text:p>
      <text:p text:style-name="P11">description: mediumtext</text:p>
      <text:p text:style-name="P11">creation_date: timestamp</text:p>
      <text:p text:style-name="P35">player_count: integer</text:p>
      <text:p text:style-name="P11">active: boolean</text:p>
      <text:p text:style-name="P109"/>
      <text:p text:style-name="P65">Description<text:span text:style-name="T7">: The challenges table stores the basic information about challenges, allowing them to be referenced by other tables and easily displayed in a list format as necessary within <text:s/>the web application. </text:span><text:span text:style-name="T8">Relevant lessons are mapped to challenges using the challenges_lessons_map table.</text:span></text:p>
      <text:p text:style-name="P65"/>
      <text:p text:style-name="P72">Field Descriptions:</text:p>
      <text:list xml:id="list1749773383520492587" text:style-name="L1">
        <text:list-item>
          <text:p text:style-name="P190"><text:span text:style-name="T38">T</text:span><text:span text:style-name="T39">he game evaluation team will need to read these player counts from this table in order to verify that they have been given </text:span><text:span text:style-name="T38">a valid number of</text:span><text:span text:style-name="T39"> bots </text:span><text:span text:style-name="T38">to run a match. </text:span><text:span text:style-name="T32">Otherwise this table is fully managed by the website team.</text:span></text:p>
        </text:list-item>
      </text:list>
      <text:p text:style-name="P18"><text:span text:style-name="T65">[</text:span><text:span text:style-name="T66">WEBSITE</text:span><text:span text:style-name="T65"> TEAM] </text:span><text:span text:style-name="T109">[GAME EVALUATION TEAM]</text:span></text:p>
      <text:p text:style-name="P54">Table: challenges_code</text:p>
      <text:p text:style-name="P211">challenge_id: integer<text:tab/><text:tab/><text:tab/>→ Primary Key, <text:span text:style-name="T118">Foreign Key (challenges.challenge_id)</text:span></text:p>
      <text:p text:style-name="P216"><text:span text:style-name="T161">new_version</text:span>: bit(1)</text:p>
      <text:p text:style-name="P28">main_class_name: varchar(20)</text:p>
      <text:p text:style-name="P28">compiled_code_archive: longblob</text:p>
      <text:p text:style-name="P28"/>
      <text:p text:style-name="P155"><text:span text:style-name="T80">Description</text:span><text:span text:style-name="T119">: </text:span>Separate table <text:span text:style-name="T130">because reads/writes will be expensive due to tuple size in this table, which all other fields in challenges table will be very small in size. </text:span>Main idea is game designers should be allowed to replace their source code with a new source file without having to delete and recreate the entire challenge. I envision a create challenge webform where admin enters all the information for the challenges table and uploads a zip archive with all the class files necessary to evaluate a bot for this challenge. Then another simple update form that allows you to upload a new zip file to replace the old one (as well as change the description/difficulty/category etc).</text:p>
      <text:p text:style-name="P155"><text:soft-page-break/></text:p>
      <text:p text:style-name="P169">The new_version field indicates to the Game Evaluation team that the compiled_code_archive has been updated. It is set to true when the website team allows a user to upload new code. Once the Game Evaluation Team takes note of this, they will set the new_version flag to false.</text:p>
      <text:p text:style-name="P73"/>
      <text:p text:style-name="P73"/>
      <text:p text:style-name="P74">Limitations: </text:p>
      <text:list xml:id="list1410675610307893074" text:style-name="L6">
        <text:list-item>
          <text:p text:style-name="P178">No source code. Apparently Dr. Blum specified he wanted game designers to upload byte code directly. Presumably this is because he doesn't want you guys to worry about checking for compiler errors and dealing with all that. In the future, I think there should be a game designer arena comparable to the test arena for bots. But thats easily a whole other semesters worth of work.</text:p>
        </text:list-item>
        <text:list-item>
          <text:p text:style-name="P154">No revisions. Historical bot rankings meaningless if replaced with an easier/harder challenge?</text:p>
        </text:list-item>
      </text:list>
      <text:p text:style-name="P74"/>
      <text:p text:style-name="P51"/>
      <text:p text:style-name="P135"><text:span text:style-name="T78">[</text:span><text:span text:style-name="T79">WEBSITE</text:span><text:span text:style-name="T78"> TEAM]</text:span></text:p>
      <text:p text:style-name="P44">Table: lessons</text:p>
      <text:p text:style-name="P11">lid: integer<text:tab/><text:tab/><text:tab/>→ Primary Key</text:p>
      <text:p text:style-name="P20">uid: integer<text:tab/><text:tab/><text:tab/>→ Foreign Key (users.uid)</text:p>
      <text:p text:style-name="P16">difficulty: integer<text:tab/><text:tab/>→ Foreign Key (difficulty.difficulty_id)</text:p>
      <text:p text:style-name="P16">category: integer<text:tab/><text:tab/>→ Foreign Key (category.category_id)</text:p>
      <text:p text:style-name="P11">name: varchar(80)</text:p>
      <text:p text:style-name="P20">description: mediumtext</text:p>
      <text:p text:style-name="P20">video: <text:span text:style-name="T158">varchar(1024)</text:span></text:p>
      <text:p text:style-name="P20"/>
      <text:p text:style-name="P39">Description:<text:span text:style-name="T7"> The lessons table stores the basic information about lessons, allowing them to be referenced by other tables and easily displayed in a list format as necessary within the web application.</text:span></text:p>
      <text:p text:style-name="P20">Video is currently stored as a longblob, but it may be better off hosted elsewhere (e.g. YouTube) and instead embedded. In this case, a varchar of appropriate length would suffice. It may also be better to instead have a relative file path to the video here.</text:p>
      <text:p text:style-name="P20"/>
      <text:p text:style-name="P136"><text:span text:style-name="T78">[</text:span><text:span text:style-name="T79">WEBSITE</text:span><text:span text:style-name="T78"> TEAM]</text:span></text:p>
      <text:p text:style-name="P43">Table: <text:span text:style-name="T126">challenge_</text:span>lessons_<text:span text:style-name="T126">map</text:span></text:p>
      <text:p text:style-name="P13">l<text:span text:style-name="T159">esson_</text:span>id: integer<text:tab/><text:tab/><text:tab/>→ <text:span text:style-name="T130">Primary Key, Foreign Key (lessons.lid)</text:span></text:p>
      <text:p text:style-name="P14">challenge_id: integer<text:tab/>→ <text:span text:style-name="T130">Primary Key, Foreign Key (challenges.challenge_id)</text:span></text:p>
      <text:p text:style-name="P24"/>
      <text:p text:style-name="P32">Ind<text:span text:style-name="T130">exes</text:span>: </text:p>
      <text:list xml:id="list4714527329298440649" text:style-name="L7">
        <text:list-item>
          <text:p text:style-name="P192"><text:span text:style-name="T17">Extra i</text:span><text:span text:style-name="T18">ndex on </text:span><text:span text:style-name="T11">challenge_id</text:span><text:span text:style-name="T18"> </text:span><text:span text:style-name="T17">t</text:span><text:span text:style-name="T18">hat way given a challenge, you can lookup all related lessons efficiently. </text:span><text:span text:style-name="T17">The primary implies there will be an index on &lt;lid, challenge_id&gt;, so any queries for lid will be efficient (you can find all related challenges efficiently, (and obviously the combination of both would be efficient but that wouldn</text:span><text:span text:style-name="T24">'</text:span><text:span text:style-name="T17">t make sense for this table since theres no other attributes)</text:span><text:span text:style-name="T18">Given a lesson, you can lookup all related challenges efficiently.</text:span></text:p>
        </text:list-item>
        <text:list-item>
          <text:p text:style-name="P193"><text:span text:style-name="T18">N</text:span><text:span text:style-name="T7">ote the order of these attributes in the primary key is important because you need the extra index on whichever attribute will be the second attribute in the primary key. This may not make sense if you don't have experience with </text:span><text:span text:style-name="T19">i</text:span><text:span text:style-name="T18">nd</text:span><text:span text:style-name="T7">exes/have taken the advanced DB class. I can explain how </text:span><text:span text:style-name="T19">i</text:span><text:span text:style-name="T18">nd</text:span><text:span text:style-name="T7">exes work much better in person, so feel free to ask.</text:span></text:p>
        </text:list-item>
      </text:list>
      <text:p text:style-name="P32"><text:s/></text:p>
      <text:p text:style-name="P31">Description: <text:span text:style-name="T131">Provides bidirectional efficient lookup of </text:span>lesson<text:span text:style-name="T131">s related to a challenge and challenges related to a lesson.</text:span></text:p>
      <text:p text:style-name="P148"><text:soft-page-break/></text:p>
      <text:p text:style-name="P147"/>
      <text:p text:style-name="P58"><text:span text:style-name="T70">[</text:span><text:span text:style-name="T71">WEBSITE</text:span><text:span text:style-name="T70"> TEAM] </text:span><text:span text:style-name="T107">[GAME EVALUATION TEAM]</text:span></text:p>
      <text:p text:style-name="P39">Table: contests</text:p>
      <text:p text:style-name="P20">contest_id: integer<text:tab/><text:tab/>→ Primary Key</text:p>
      <text:p text:style-name="P20">challenge_id: integer<text:tab/><text:tab/>→ Foreign Key (challenges.challenge_id)</text:p>
      <text:p text:style-name="P20">admin_uid: integer<text:tab/><text:tab/>→ Foreign Key (users.uid)</text:p>
      <text:p text:style-name="P20">category_<text:span text:style-name="T106">id</text:span>: integer<text:tab/><text:tab/>→ Foreign Key (category.category_id)</text:p>
      <text:p text:style-name="P20">name: varchar(80)</text:p>
      <text:p text:style-name="P20">description: mediumtext</text:p>
      <text:p text:style-name="P20">matches_<text:span text:style-name="T130">per_user</text:span>_<text:span text:style-name="T106">in_initial_round</text:span>: integer</text:p>
      <text:p text:style-name="P17"><text:span text:style-name="T131">users</text:span>_in_bracket: integer</text:p>
      <text:p text:style-name="P20">creation_date: timestamp</text:p>
      <text:p text:style-name="P20">run_date: datetime</text:p>
      <text:p text:style-name="P20">finished: boolean</text:p>
      <text:p text:style-name="P20"/>
      <text:p text:style-name="P41">Description: </text:p>
      <text:p text:style-name="P21">The contests table stores the basic information about the contests. Each contest has an administrator, category, and associated challenge (game). </text:p>
      <text:p text:style-name="P41"/>
      <text:p text:style-name="P53">New Fields:</text:p>
      <text:list xml:id="list7098969558957930020" text:style-name="L8">
        <text:list-item>
          <text:p text:style-name="P198"><text:span text:style-name="T78">matches_</text:span><text:span text:style-name="T87">per_user</text:span><text:span text:style-name="T78">_</text:span><text:span text:style-name="T79">in_initial_round:</text:span><text:span text:style-name="T106"> The tournament will consist of an initial round where all bots play this number of matches (wont be exact because thats an NP-hard problem to solve in number of bots is allowed to be any value, but will be close). They will be scored based on their performance and the top ranked will enter the main single-elimination bracket. </text:span></text:p>
        </text:list-item>
        <text:list-item>
          <text:p text:style-name="P205"><text:span text:style-name="T87">users</text:span><text:span text:style-name="T78">_in_bracket:</text:span> <text:span text:style-name="T130">This must be a power of challenges.player_count. E.g. for 3 player games, this must be 3^k, where k is an integer greater than 0.</text:span></text:p>
        </text:list-item>
        <text:list-item>
          <text:p text:style-name="P199"><text:span text:style-name="T88">finished:</text:span><text:span text:style-name="T117"> Will be set By the Game Evaluation Team after tournament is complete. Read by the website team when a user requests the view tournament page, nothing will be displayed if entire tournament has not been computed yet. (e.g. a true value for this means that for each match in the tournament, there exists a tuple in the contest_mapping table which points to a match in the matche_turns table which contains JSON object containing all data needed by the Display module team in order to display the match.</text:span></text:p>
        </text:list-item>
      </text:list>
      <text:p text:style-name="P53"/>
      <text:p text:style-name="P53">Team Responsibilites:</text:p>
      <text:list xml:id="list3808976225801600358" text:style-name="L9">
        <text:list-item>
          <text:p text:style-name="P207">Website: </text:p>
          <text:list>
            <text:list-item>
              <text:p text:style-name="P194"><text:span text:style-name="T133">T</text:span>here will be a webform that will allow admins to add challenges to the system and will add a tuple to this table.</text:p>
            </text:list-item>
            <text:list-item>
              <text:p text:style-name="P195"><text:span text:style-name="T9">Dr. Blum has indicated that he would like a tournament bracket type display, with the administrator allowing each round to become publicly visible all at once </text:span></text:p>
              <text:list>
                <text:list-item>
                  <text:p text:style-name="P195"><text:span text:style-name="T13">So </text:span><text:span text:style-name="T10">I think a table view should be fine for now, can extend to a bracket view in the future if truly desired. </text:span></text:p>
                </text:list-item>
                <text:list-item>
                  <text:p text:style-name="P195"><text:span text:style-name="T20">I will add this to my list of things to ask him about explicitly. </text:span><text:span text:style-name="T13">And revise this if he declares he really wants a bracket.</text:span></text:p>
                </text:list-item>
                <text:list-item>
                  <text:p text:style-name="P206">I'm trying to save you guys the pain of having to draw the bracket. However all the information will still be available such that a bracket could be constructed</text:p>
                </text:list-item>
              </text:list>
            </text:list-item>
          </text:list>
        </text:list-item>
        <text:list-item>
          <text:p text:style-name="P194"><text:soft-page-break/><text:span text:style-name="T9">G</text:span><text:span text:style-name="T7">ame Evaluation:</text:span></text:p>
          <text:list>
            <text:list-item>
              <text:p text:style-name="P207">Just sets the finished field to true, see description of finished field above.</text:p>
            </text:list-item>
          </text:list>
        </text:list-item>
      </text:list>
      <text:p text:style-name="P212"><text:span text:style-name="T65">[</text:span><text:span text:style-name="T66">WEBSITE</text:span><text:span text:style-name="T65"> TEAM] </text:span><text:span text:style-name="T109">[GAME EVALUATION TEAM]</text:span></text:p>
      <text:p text:style-name="P138"/>
      <text:p text:style-name="P39">Table: contest<text:span text:style-name="T114">s</text:span>_<text:span text:style-name="T113">registration</text:span></text:p>
      <text:p text:style-name="P20">contest_id: integer<text:tab/><text:tab/>→ Primary Key, Foreign Key (contests.contest_id)</text:p>
      <text:p text:style-name="P20">uid: integer<text:tab/><text:tab/><text:tab/>→ Primary Key, Foreign Key (users.uid)</text:p>
      <text:p text:style-name="P20">bot_id: integer<text:tab/><text:tab/><text:tab/>→ Foreign Key (<text:span text:style-name="T120">bot_versions</text:span>.bot_id)</text:p>
      <text:p text:style-name="P29">bot_version: integer<text:tab/><text:tab/><text:span text:style-name="T63">→ Foreign Key (</text:span>bot_versions<text:span text:style-name="T63">.</text:span><text:span text:style-name="T49">version</text:span><text:span text:style-name="T63">_id)</text:span></text:p>
      <text:p text:style-name="P40"/>
      <text:p text:style-name="P52">Limitations:</text:p>
      <text:list xml:id="list7724747337762343765" text:style-name="L10">
        <text:list-item>
          <text:p text:style-name="P208">It seems this design implies that all contest will be open for registration by all users. That is there is no notion of a “private” contest where an admin invites a select group of users. I think that is fine for now, but wanted to make note of this because I think a complete system should definitely have this feature.</text:p>
        </text:list-item>
        <text:list-item>
          <text:p text:style-name="P208">Theres also the notion of a contest be open to registration by all, but the results only being accessible to users who have registered and completed in the tournament. Again this design doesn't support this use case currently, but it shouldn't be an earth-shattering change to add support for this later. </text:p>
        </text:list-item>
      </text:list>
      <text:p text:style-name="P20"/>
      <text:p text:style-name="P37">Description<text:span text:style-name="T7">: The </text:span>contest<text:span text:style-name="T114">s</text:span>_<text:span text:style-name="T113">registration </text:span><text:span text:style-name="T7">table tracks the user who have signed up for a given contest, as well as the bot that they have registered to use within the contest. The bot must already exist within the system.</text:span></text:p>
      <text:p text:style-name="P40"><text:line-break/><text:span text:style-name="T121">New Fields:</text:span></text:p>
      <text:list xml:id="list3479899505554865818" text:style-name="L11">
        <text:list-item>
          <text:p text:style-name="P209">bot_version: <text:span text:style-name="T122">Allows users to use old versions of bots in tournaments if they'd like.</text:span></text:p>
        </text:list-item>
      </text:list>
      <text:p text:style-name="P40"/>
      <text:p text:style-name="P50">Team Responsibilities:</text:p>
      <text:list xml:id="list5209111767542388805" text:style-name="L12">
        <text:list-item>
          <text:p text:style-name="P230"><text:span text:style-name="T7">Website: Will allow users to register through a web page </text:span><text:span text:style-name="T12">for the tournament which results in a new tuple in this table.</text:span></text:p>
        </text:list-item>
        <text:list-item>
          <text:p text:style-name="P231"><text:span text:style-name="T7">Game Evaluation: When a contest task is dequeued from pending_contests, grab a list of all user/bot</text:span><text:span text:style-name="T12">s in this table for the contest. Then grab all the bot code from the </text:span><text:span text:style-name="T35">bot_versions </text:span><text:span text:style-name="T36">table.</text:span></text:p>
        </text:list-item>
      </text:list>
      <text:p text:style-name="P25"/>
      <text:p text:style-name="P149"/>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span text:style-name="T70">[</text:span><text:span text:style-name="T71">WEBSITE</text:span><text:span text:style-name="T70"> TEAM] </text:span></text:p>
      <text:p text:style-name="P39">Table: user_bots</text:p>
      <text:p text:style-name="P20">bot_id: integer<text:tab/><text:tab/><text:tab/>→ Primary Key</text:p>
      <text:p text:style-name="P20">uid: integer<text:tab/><text:tab/><text:tab/>→ Foreign Key (users.uid)</text:p>
      <text:p text:style-name="P20">challenge_id: integer<text:tab/><text:tab/>→ Foreign Key (challenges.challenge_id)</text:p>
      <text:p text:style-name="P34">default_version: integer<text:tab/>→ <text:span text:style-name="T63">Foreign Key </text:span>(bot_versions.version_<text:span text:style-name="T160">id</text:span>)</text:p>
      <text:p text:style-name="P20">name: varchar(80)</text:p>
      <text:p text:style-name="P20">creation_date: timestamp</text:p>
      <text:p text:style-name="P20">description: <text:span text:style-name="T76">varchar(255)</text:span></text:p>
      <text:p text:style-name="P20">public: bool</text:p>
      <text:p text:style-name="P20"/>
      <text:p text:style-name="P197"><text:span text:style-name="T56">Description:</text:span><text:span text:style-name="T33"> This table holds </text:span><text:span text:style-name="T46">basic metadata</text:span><text:span text:style-name="T33"> <text:s/>about the bots that users have uploaded. </text:span><text:span text:style-name="T46">The default_version field can be used to lookup a bot in the bot_versions table in the event that only a bot_id is provided and no explicit version has been specified. In the initial version of the system, the website team will ensure that the default</text:span><text:span text:style-name="T33"> </text:span><text:span text:style-name="T46">version is equal to the latest version available. </text:span><text:span text:style-name="T47">This table </text:span><text:span text:style-name="T48">should only be needed by the website team. However the website team should provide a http route that the display module team can use to request a list of name/bot_id/version mappings for the currently logged in user (you will need this for your challenge page anyway) If you want you can just always return that there is only the default_version available for now, but the test arena team should have a version number so they can use it tell the game evaluation team which version to use to play the game without having to have logic to read from this table to get the default.</text:span></text:p>
      <text:p text:style-name="P197"/>
      <text:p text:style-name="P197"><text:span text:style-name="T48"><text:s/></text:span><text:span text:style-name="T67">[</text:span><text:span text:style-name="T66">WEBSITE</text:span><text:span text:style-name="T67"> TEAM] </text:span><text:span text:style-name="T103">[GRAPHICS TEAM] </text:span><text:span text:style-name="T110">[GAME EVALUATION TEAM]</text:span></text:p>
      <text:p text:style-name="P233"><text:span text:style-name="T50">T</text:span><text:span text:style-name="T49">able: </text:span><text:span text:style-name="T61">user_bots_versions</text:span></text:p>
      <text:p text:style-name="P84">bot_id: integer <text:tab/><text:tab/><text:tab/>→ Foreign Key <text:span text:style-name="T112">(user_bots.bot_id)</text:span>, Primary Key</text:p>
      <text:p text:style-name="P1">version: integer<text:tab/><text:tab/><text:tab/>→ Primary Key<text:change text:change-id="ct670312000"/></text:p>
      <text:p text:style-name="P1">creation_date: timestamp</text:p>
      <text:p text:style-name="P1">source_code: medium<text:span text:style-name="T141">text</text:span></text:p>
      <text:p text:style-name="P1">comments: varchar (255)<text:change-start text:change-id="ct646956032"/></text:p>
      <text:p text:style-name="P2"><text:change-end text:change-id="ct646956032"/><text:change text:change-id="ct648785376"/></text:p>
      <text:p text:style-name="P171"><text:change-start text:change-id="ct649051904"/>language_<text:span text:style-name="T160">id</text:span>: <text:span text:style-name="T160">int(11)</text:span><text:tab/><text:tab/>→ Foreign Key (langauges.<text:span text:style-name="T160">language_id</text:span>)<text:change-end text:change-id="ct649051904"/></text:p>
      <text:p text:style-name="P3">errors: <text:span text:style-name="T75">integer</text:span></text:p>
      <text:p text:style-name="P3">error_messages: <text:change-start text:change-id="ct645277552"/><text:span text:style-name="T2">text</text:span><text:change-end text:change-id="ct645277552"/><text:change text:change-id="ct645169440"/></text:p>
      <text:p text:style-name="P3">warnings: <text:span text:style-name="T75">integer</text:span></text:p>
      <text:p text:style-name="P4">warning_messages: <text:change-start text:change-id="ct646050656"/><text:span text:style-name="T2">text</text:span><text:change-end text:change-id="ct646050656"/><text:change text:change-id="ct645873152"/></text:p>
      <text:p text:style-name="P1"/>
      <text:p text:style-name="P1"/>
      <text:p text:style-name="P68">Description:</text:p>
      <text:p text:style-name="P1">Dr. Blum wants us to keep track of different versions of bots, perhaps with a limitation to keep the database from exploding (his words). Any such limitation should be able to be changed by an Administrator, but would, for example, give the user a warning which will require them to remove a previous version, or upon confirmation remove the oldest version (as an example). This would allow the user to download or view the old code before submitting the new code.</text:p>
      <text:p text:style-name="P1"/>
      <text:p text:style-name="P1">bot_id ties to the user_bots table. Version is used with bot_id to create a primary key.</text:p>
      <text:p text:style-name="P1"/>
      <text:p text:style-name="P164">Version will have to be be handled with queries (as per current).</text:p>
      <text:p text:style-name="P140"/>
      <text:p text:style-name="P131"><text:soft-page-break/></text:p>
      <text:p text:style-name="P132"><text:span text:style-name="T72">[</text:span><text:span text:style-name="T73">WEBSITE</text:span><text:span text:style-name="T72"> TEAM] </text:span>[GAME EVALUATION TEAM]</text:p>
      <text:p text:style-name="P47"><text:span text:style-name="T49">T</text:span><text:span text:style-name="T31">able: contest_map</text:span></text:p>
      <text:p text:style-name="P26"><text:span text:style-name="T31">contest_id: integer<text:tab/><text:tab/><text:tab/></text:span><text:span text:style-name="T49">→ </text:span><text:span text:style-name="T58">Primary Key, </text:span><text:span text:style-name="T49">Foreign Key</text:span></text:p>
      <text:p text:style-name="P94">round_id: integer<text:tab/><text:tab/><text:tab/><text:span text:style-name="T74">→ Primary Key</text:span></text:p>
      <text:p text:style-name="P26"><text:span text:style-name="T31">match_id: integer<text:tab/><text:tab/><text:tab/></text:span><text:span text:style-name="T49">→ Primary Key, Foreign Key</text:span></text:p>
      <text:p text:style-name="P85"/>
      <text:p text:style-name="P69">Description:</text:p>
      <text:p text:style-name="P87">This table is used to map contest rounds to matches that were played. After a match has been played during a contest, it must be added to the match_turns table, and an entry to it with the contest's and round's id must be added to this table.</text:p>
      <text:p text:style-name="P69"/>
      <text:p text:style-name="P150"/>
      <text:p text:style-name="P128"><text:span text:style-name="T64">[</text:span><text:span text:style-name="T73">WEBSITE</text:span><text:span text:style-name="T64"> TEAM] </text:span></text:p>
      <text:p text:style-name="P66">Table: challenge_map</text:p>
      <text:p text:style-name="P5">challenge_id: integer<text:tab/><text:tab/><text:tab/><text:span text:style-name="T74">→ </text:span><text:change-start text:change-id="ct650743808"/><text:span text:style-name="T74">Primary Key, </text:span><text:change-end text:change-id="ct650743808"/><text:span text:style-name="T74">Foreign Key</text:span></text:p>
      <text:p text:style-name="P5">u<text:change text:change-id="ct671040704"/>id: integer<text:tab/><text:tab/><text:tab/><text:span text:style-name="T74">→ </text:span><text:change-start text:change-id="ct649716992"/><text:span text:style-name="T74">Primary Key, </text:span><text:change-end text:change-id="ct649716992"/><text:span text:style-name="T74">Foreign Key</text:span></text:p>
      <text:p text:style-name="P5">match_id: integer<text:tab/><text:tab/><text:tab/><text:span text:style-name="T74">→ </text:span><text:change-start text:change-id="ct651157504"/><text:span text:style-name="T74">Primary Key, </text:span><text:change-end text:change-id="ct651157504"/><text:span text:style-name="T74">Foreign Key</text:span></text:p>
      <text:p text:style-name="P5">date: datetime</text:p>
      <text:p text:style-name="P5"/>
      <text:p text:style-name="P5"/>
      <text:p text:style-name="P69">Description:</text:p>
      <text:p text:style-name="P86">This table is used to map <text:span text:style-name="T77">users who requested to play a challenge </text:span>to <text:span text:style-name="T111">the </text:span>matches that were <text:span text:style-name="T111">calculated</text:span>. <text:span text:style-name="T111">Since the website team needs to redirect the user immediately to a playback page before the game evaluation team has actually finished computing the match, the match must be created before writing the job to the </text:span><text:span text:style-name="T86">pending_challenge_matches</text:span><text:span text:style-name="T77"> table. Thus the website team will first insert a black entry in the </text:span><text:span text:style-name="T86">matches</text:span><text:span text:style-name="T77"> table to reserve a match_id, then insert a tuple into this table so that the website can later generate a list of old challenges for a user. Finally, the website team will insert a tuple into the </text:span><text:span text:style-name="T82">pending</text:span><text:span text:style-name="T81">_challenge_</text:span><text:span text:style-name="T82">matches </text:span><text:span text:style-name="T77">table and redirect the user to the playback page where the user will eventually be able to see the results calculated by the game evaluation team. </text:span></text:p>
      <text:p text:style-name="P86"/>
      <text:p text:style-name="P88"><text:s/></text:p>
      <text:p text:style-name="P69"/>
      <text:p text:style-name="P142"/>
      <text:p text:style-name="P59"/>
      <text:p text:style-name="P59"><text:span text:style-name="T70">[</text:span><text:span text:style-name="T71">WEBSITE</text:span><text:span text:style-name="T70"> TEAM] </text:span><text:span text:style-name="T102">[GRAPHICS TEAM] </text:span><text:span text:style-name="T107">[GAME EVALUATION TEAM]</text:span></text:p>
      <text:p text:style-name="P77">Table: <text:span text:style-name="T104">matches</text:span></text:p>
      <text:p text:style-name="P101"><text:span text:style-name="T123">match_id</text:span>: integer<text:tab/><text:tab/><text:tab/><text:tab/><text:tab/>→ Primary Key, <text:span text:style-name="T123">Auto Increment</text:span><text:change-start text:change-id="ct650957312"/></text:p>
      <text:p text:style-name="P172">winner: varchar(80)<text:change-end text:change-id="ct650957312"/></text:p>
      <text:p text:style-name="P101"><text:span text:style-name="T123">game_initialization_message</text:span>: <text:span text:style-name="T134">JSON<text:tab/><text:tab/><text:tab/>→ DEFAULT: NULL</text:span></text:p>
      <text:p text:style-name="P110"><text:span text:style-name="T123">turns</text:span>: <text:span text:style-name="T134">JSON</text:span><text:tab/><text:tab/><text:tab/><text:tab/><text:tab/><text:tab/><text:span text:style-name="T105">→ DEFAULT: NULL</text:span></text:p>
      <text:p text:style-name="P112">ready_<text:span text:style-name="T127">for_playback</text:span>: boolean<text:tab/><text:tab/><text:tab/><text:tab/>→<text:span text:style-name="T128"> DEFAULT: FALSE</text:span></text:p>
      <text:p text:style-name="P75"/>
      <text:p text:style-name="P78">Description: <text:span text:style-name="T7">All challenge matches and tournament matches will be placed in this table. </text:span><text:span text:style-name="T16">A key point is that for challenges the website team must insert a blank tuple into this table as a placeholder. But for tournaments, the game evaluation team will insert the tuples. I lay this out in detail below.</text:span><text:span text:style-name="T7"> </text:span></text:p>
      <text:p text:style-name="P78"/>
      <text:p text:style-name="P80"><text:soft-page-break/><text:span text:style-name="T145">F</text:span>ield Descriptions:</text:p>
      <text:list xml:id="list8071875247631639610" text:style-name="L13">
        <text:list-item>
          <text:p text:style-name="P179"><text:span text:style-name="T21">match_id: Must be unique across all matches whether they originate from a tournament, </text:span><text:span text:style-name="T22">or </text:span><text:span text:style-name="T21">a challenge </text:span><text:span text:style-name="T22">match. </text:span><text:span text:style-name="T16">This allows the display module team to display a match the same way, whether its in a tournament or just a challenge match.</text:span></text:p>
        </text:list-item>
        <text:list-item>
          <text:p text:style-name="P179"><text:span text:style-name="T25">game_initialization_message: </text:span><text:span text:style-name="T21">See Dr. Blum's test arena design</text:span></text:p>
        </text:list-item>
        <text:list-item>
          <text:p text:style-name="P156">turns: See Dr. Blum's test arena design</text:p>
        </text:list-item>
        <text:list-item>
          <text:p text:style-name="P156">ready_for_playback: This is a synchronization point between the game evaluation and game display module teams. </text:p>
          <text:list>
            <text:list-item>
              <text:p text:style-name="P158">False value means that the game evaluation team is still computing data for this match and that the display module team should not try to display it</text:p>
            </text:list-item>
            <text:list-item>
              <text:p text:style-name="P158">True value means that the game evaluation team has finished with this match and has no intention of modifying this tuple ever again. Therefore, the game display team can read the data and animate the match on the playback page.<text:change-start text:change-id="ct635237408"/></text:p>
            </text:list-item>
          </text:list>
        </text:list-item>
        <text:list-item>
          <text:p text:style-name="P173">Winner: Some nice human readable text that the website team c<text:change-end text:change-id="ct635237408"/><text:change-start text:change-id="ct652702352"/>an use to display a summary of the match. For challenge matches this will likely be something like “player 1”, in the contests you could use the <text:change-end text:change-id="ct652702352"/><text:change-start text:change-id="ct655198528"/>username and bot name to be more descriptive.<text:change-end text:change-id="ct655198528"/></text:p>
        </text:list-item>
      </text:list>
      <text:p text:style-name="P113"/>
      <text:p text:style-name="P70">Team Responsibilities: </text:p>
      <text:list xml:id="list6068694574248957684" text:style-name="L14">
        <text:list-item>
          <text:p text:style-name="P181"><text:span text:style-name="T89">W</text:span><text:span text:style-name="T90">ebsite Team: </text:span></text:p>
          <text:list>
            <text:list-item>
              <text:p text:style-name="P183">Challenges: </text:p>
              <text:list>
                <text:list-item>
                  <text:p text:style-name="P181"><text:span text:style-name="T26">User requests to run a match for a particular challenge_id and set of bo</text:span><text:span text:style-name="T27">t</text:span><text:span text:style-name="T26">_ids. </text:span></text:p>
                </text:list-item>
                <text:list-item>
                  <text:p text:style-name="P181"><text:span text:style-name="T27">Website team inserts a blank record into </text:span><text:span text:style-name="T91">matches</text:span><text:span text:style-name="T27"> table to create a placeholder for the match. </text:span></text:p>
                </text:list-item>
                <text:list-item>
                  <text:p text:style-name="P181"><text:span text:style-name="T27">The auto generated match id assigned to this new record is placed in the </text:span><text:span text:style-name="T91">pending_challenge_</text:span><text:span text:style-name="T92">matches</text:span><text:span text:style-name="T27"> table (along with challenge_id and bot_ids)</text:span></text:p>
                </text:list-item>
                <text:list-item>
                  <text:p text:style-name="P181"><text:span text:style-name="T16">T</text:span><text:span text:style-name="T27">he match_id used to </text:span><text:span text:style-name="T28"><text:s/></text:span><text:span text:style-name="T27">redirect the user to /playback?match_id=[id]. </text:span></text:p>
                </text:list-item>
              </text:list>
            </text:list-item>
            <text:list-item>
              <text:p text:style-name="P182"><text:span text:style-name="T78">Tourn</text:span><text:span text:style-name="T93">a</text:span><text:span text:style-name="T78">ments: </text:span><text:span text:style-name="T16">Website team</text:span><text:span text:style-name="T28"> </text:span><text:span text:style-name="T16">does not</text:span><text:span text:style-name="T28"> create any matches for tournament, the game evaluation team is responsible for that. All you do is place a tournament job in the </text:span><text:span text:style-name="T93">pending_</text:span><text:span text:style-name="T94">contests</text:span><text:span text:style-name="T93"> </text:span><text:span text:style-name="T28">table when the tournament has reached its scheduled start time.</text:span></text:p>
            </text:list-item>
          </text:list>
        </text:list-item>
        <text:list-item>
          <text:p text:style-name="P182"><text:span text:style-name="T78">Game Display Team: </text:span><text:span text:style-name="T94">(Read Only)</text:span></text:p>
          <text:list>
            <text:list-item>
              <text:p text:style-name="P182"><text:span text:style-name="T78">Playback Page: </text:span><text:span text:style-name="T28">You're given a match_id in the url, just read from the matches table to get the JSON objects you need and send them to the client.</text:span></text:p>
            </text:list-item>
            <text:list-item>
              <text:p text:style-name="P182"><text:span text:style-name="T78">Test Arena: </text:span><text:span text:style-name="T29">This table is not relevant, you will use the</text:span><text:span text:style-name="T95"> test_arena_matches </text:span><text:span text:style-name="T29">table for the analogous purpose.</text:span></text:p>
            </text:list-item>
          </text:list>
        </text:list-item>
        <text:list-item>
          <text:p text:style-name="P183">Game Evaluation Team</text:p>
          <text:list>
            <text:list-item>
              <text:p text:style-name="P182"><text:span text:style-name="T78">Tournaments: </text:span><text:span text:style-name="T95">(Inserts)</text:span><text:span text:style-name="T78"> </text:span><text:span text:style-name="T27">In the case of tournaments, it is your responsibility to construct the matches. So when you have assigned user bots to play in a tournament match, and have computed the game initialization and complete turns array for that match, you simply insert that complete tuple into the matches table. </text:span></text:p>
              <text:list>
                <text:list-item>
                  <text:p text:style-name="P182"><text:span text:style-name="T29">In addition</text:span><text:span text:style-name="T27"> you </text:span><text:span text:style-name="T29">MUST</text:span><text:span text:style-name="T27"> </text:span><text:span text:style-name="T30">add a tuple to the </text:span><text:span text:style-name="T96">contest_map </text:span><text:span text:style-name="T30">table which ties that match_id to the contest_id and a round_id.</text:span></text:p>
                </text:list-item>
              </text:list>
            </text:list-item>
            <text:list-item>
              <text:p text:style-name="P196"><text:span text:style-name="T52">Challenges: </text:span><text:span text:style-name="T55">(Updates)</text:span><text:span text:style-name="T52"> </text:span><text:span text:style-name="T40">Each tuple in the pending_challenges table has an associated match_id. </text:span><text:span text:style-name="T41">That match_id</text:span><text:span text:style-name="T40"> indicates the tuple in the matches table that must be updated with the JSON game init</text:span><text:span text:style-name="T42">ialization</text:span><text:span text:style-name="T40"> and turns objects that are generated by the bot evaluation program for the specified challenge. </text:span><text:span text:style-name="T41">Once you have </text:span><text:span text:style-name="T43">finished with the challenge match, you MUST set the </text:span><text:span text:style-name="T44">ready_</text:span><text:span text:style-name="T45">for_playback </text:span><text:span text:style-name="T43">flag to true.</text:span></text:p>
            </text:list-item>
          </text:list>
        </text:list-item>
      </text:list>
      <text:p text:style-name="P36"/>
      <text:p text:style-name="P145"><text:soft-page-break/></text:p>
      <text:p text:style-name="P127"/>
      <text:p text:style-name="P176"><text:span text:style-name="T108"/></text:p>
      <text:p text:style-name="P92"/>
      <text:p text:style-name="P92"/>
      <text:p text:style-name="P130"><text:span text:style-name="T64">[</text:span><text:span text:style-name="T73">WEBSITE</text:span><text:span text:style-name="T64"> TEAM] </text:span>[GAME EVALUATION TEAM]</text:p>
      <text:p text:style-name="P67">Table: <text:span text:style-name="T99">pending</text:span>_challenge_<text:span text:style-name="T99">matches</text:span></text:p>
      <text:p text:style-name="P6"><text:change text:change-id="ct655978592"/><text:span text:style-name="T3">challenge</text:span><text:change-start text:change-id="ct656888896"/><text:span text:style-name="T3">_match</text:span><text:change-end text:change-id="ct656888896"/><text:span text:style-name="T3">_id</text:span>:<text:tab/>→ Primary Key, Auto Increment</text:p>
      <text:p text:style-name="P97">challenge_id: integer<text:tab/><text:tab/>→ Foreign Key</text:p>
      <text:p text:style-name="P95">match_id: integer<text:tab/><text:tab/><text:span text:style-name="T74">→ Foreign Key</text:span></text:p>
      <text:p text:style-name="P97">bots: JSON</text:p>
      <text:p text:style-name="P96"/>
      <text:p text:style-name="P108">Field Descriptions:</text:p>
      <text:list xml:id="list5858706417710726188" text:style-name="L2">
        <text:list-item>
          <text:p text:style-name="P159"><text:span text:style-name="T3">pending_challenge_id: The game evaluation team will always process the tuple with MIN(pending_challenge_id) next. </text:span></text:p>
        </text:list-item>
        <text:list-item>
          <text:p text:style-name="P161">match_id: References the tuple in the matches table where the game evaluation team will write the JSON data for the game display module team to later read from.</text:p>
        </text:list-item>
        <text:list-item>
          <text:p text:style-name="P191"><text:span text:style-name="T34">bots: </text:span><text:span text:style-name="T37">A JSON array of bot_id's. All elements of the array must be valid bot_id's in </text:span><text:span text:style-name="T34">the user_bots table. And the length of the array is equal to challenges.player_count.</text:span></text:p>
        </text:list-item>
      </text:list>
      <text:p text:style-name="P69">Description:</text:p>
      <text:p text:style-name="P105">Since no one but the game evaluation team ever reads from this table, its really up to them when they want to delete tuples from it, but at the very least a processed tuple should be deleted before reading the next one.</text:p>
      <text:p text:style-name="P89"/>
      <text:p text:style-name="P89"/>
      <text:p text:style-name="P6"/>
      <text:p text:style-name="P69"/>
      <text:p text:style-name="P142"/>
      <text:p text:style-name="P129"/>
      <text:p text:style-name="P128"><text:span text:style-name="T64">[</text:span><text:span text:style-name="T73">WEBSITE</text:span><text:span text:style-name="T64"> TEAM] </text:span>[GAME EVALUATION TEAM]</text:p>
      <text:p text:style-name="P66"/>
      <text:p text:style-name="P71">Table: pending_contests</text:p>
      <text:p text:style-name="P105"><text:span text:style-name="T3">pending_contest_id</text:span>:<text:tab/>→ Primary Key, Auto Increment</text:p>
      <text:p text:style-name="P5">contest_id: integer</text:p>
      <text:p text:style-name="P5"/>
      <text:p text:style-name="P69">Description:</text:p>
      <text:p text:style-name="P114">Game evaluation team will always read the tuple with MIN(pending_contest_id) next.</text:p>
      <text:p text:style-name="P114"/>
      <text:p text:style-name="P105">Since no one but the game evaluation team ever reads from this table, its really up to them when they want to delete tuples from it, but at the very least a processed tuple should be deleted before reading the next one.</text:p>
      <text:p text:style-name="P90"/>
      <text:p text:style-name="P107"><text:span text:style-name="T147">This table may look a bit slim to the </text:span>Game Eval<text:span text:style-name="T147">uation</text:span> team. <text:span text:style-name="T147">But they</text:span> will get list of users/bots from <text:span text:style-name="T83">contest</text:span><text:span text:style-name="T84">s</text:span><text:span text:style-name="T83">_</text:span><text:span text:style-name="T85">registration </text:span><text:span text:style-name="T78">table. </text:span>Will get number of players in a game from the <text:span text:style-name="T78">challenges</text:span> table<text:span text:style-name="T78">, </text:span>number of matches per player for the initial round, and the number of players to be seeded into the single elimination bracket from the<text:span text:style-name="T78"> contests </text:span>table<text:span text:style-name="T78">. </text:span><text:span text:style-name="T147">All of which is accessible using just a contest_id.</text:span></text:p>
      <text:p text:style-name="P81"><text:soft-page-break/></text:p>
      <text:p text:style-name="P90"/>
      <text:p text:style-name="P142"/>
      <text:p text:style-name="P133"/>
      <text:p text:style-name="P57"><text:span text:style-name="T70">[</text:span><text:span text:style-name="T71">WEBSITE</text:span><text:span text:style-name="T70"> TEAM] </text:span><text:span text:style-name="T102"><text:s/></text:span><text:span text:style-name="T107">[GAME EVALUATION TEAM]</text:span></text:p>
      <text:p text:style-name="P38"><text:span text:style-name="T100">Table: </text:span><text:span text:style-name="T101">test_arena_template_bots</text:span></text:p>
      <text:p text:style-name="P8">challenge_id: integer<text:tab/><text:tab/>→ <text:span text:style-name="T125">Primary Key, </text:span>Foreign Key (challenges.challenge_id)</text:p>
      <text:p text:style-name="P7">language<text:change-start text:change-id="ct658606896"/>_<text:span text:style-name="T164">id</text:span><text:change-end text:change-id="ct658606896"/>: <text:change-start text:change-id="ct657441696"/><text:span text:style-name="T164">integer</text:span><text:change-end text:change-id="ct657441696"/><text:change text:change-id="ct657845760"/><text:tab/>→ Primary Key, <text:span text:style-name="T4">Foreign Key (languages.</text:span><text:change text:change-id="ct657105616"/><text:change-start text:change-id="ct657230064"/><text:span text:style-name="T62">language_id</text:span><text:change-end text:change-id="ct657230064"/><text:span text:style-name="T4">)</text:span></text:p>
      <text:p text:style-name="P61">source_code: medium<text:span text:style-name="T139">text</text:span></text:p>
      <text:p text:style-name="P61"/>
      <text:p text:style-name="P62"><text:span text:style-name="T78">Description:</text:span> This table holds the template code that should be pre-populated into the on-screen IDE for a given challenge and language. I tagged website team because there would need to be a field on the create challenge webform that would allow the game designer to upload a template bot for each supported language. Honestly, this is more a nicety than a required high priority feature. For now it would be fine if these were just blank.</text:p>
      <text:p text:style-name="P61"/>
      <text:p text:style-name="P144"/>
      <text:p text:style-name="P57"/>
      <text:p text:style-name="P57"><text:span text:style-name="T102">[GRAPHICS TEAM] </text:span><text:span text:style-name="T107">[GAME EVALUATION TEAM]</text:span></text:p>
      <text:p text:style-name="P63">Table: <text:span text:style-name="T124">test_arena_bots</text:span></text:p>
      <text:p text:style-name="P8">uid: integer<text:tab/><text:tab/><text:tab/>→ <text:span text:style-name="T125">Primary Key, </text:span>Foreign Key (users.uid)</text:p>
      <text:p text:style-name="P8">challenge_id: integer<text:tab/><text:tab/>→ <text:span text:style-name="T125">Primary Key, </text:span>Foreign Key (challenges.challenge_id)</text:p>
      <text:p text:style-name="P7">language<text:change-start text:change-id="ct660558448"/>_<text:span text:style-name="T166">id</text:span><text:change-end text:change-id="ct660558448"/>: <text:change-start text:change-id="ct660273856"/><text:span text:style-name="T166">integer</text:span><text:change-end text:change-id="ct660273856"/><text:change text:change-id="ct655681280"/><text:tab/>→ Primary Key, <text:span text:style-name="T4">Foreign Key (languages.name)</text:span></text:p>
      <text:p text:style-name="P61">source_code: medium<text:span text:style-name="T140">text</text:span></text:p>
      <text:p text:style-name="P8">errors: <text:span text:style-name="T75">integer</text:span></text:p>
      <text:p text:style-name="P8">error_messages: <text:change-start text:change-id="ct659605408"/><text:span text:style-name="T5">text</text:span><text:change-end text:change-id="ct659605408"/><text:change text:change-id="ct659604992"/></text:p>
      <text:p text:style-name="P8">warnings: <text:span text:style-name="T75">integer</text:span></text:p>
      <text:p text:style-name="P9">warning_messages: <text:change-start text:change-id="ct658654384"/><text:span text:style-name="T5">text</text:span><text:change-end text:change-id="ct658654384"/><text:change text:change-id="ct658776912"/></text:p>
      <text:p text:style-name="P61"><text:span text:style-name="T138">needs_compiled</text:span><text:tab/><text:tab/>→ DEFAULT: TRUE</text:p>
      <text:p text:style-name="P57"/>
      <text:p text:style-name="P134"><text:span text:style-name="T52">Description: </text:span><text:span text:style-name="T31">The needs_compiled field is a synchronization point between the display module and game evaluation teams. </text:span><text:span text:style-name="T57">When the user changes the code and requests a turn to be played, set the needs_compiled flag to rue after updating the source_code field. You MUST NOT change the code if there is already a tuple in</text:span><text:span text:style-name="T53"> pending_test_arena_</text:span><text:span text:style-name="T54">turns </text:span><text:span text:style-name="T57">for the specified uid and challenge_id. Doing so may result in a situation where the game evaluation team would use the new bot for an old pending turn.</text:span></text:p>
      <text:p text:style-name="P124"/>
      <text:p text:style-name="P120"><text:span text:style-name="T102">[GRAPHICS TEAM] </text:span><text:span text:style-name="T107">[GAME EVALUATION TEAM]</text:span></text:p>
      <text:p text:style-name="P5"/>
      <text:p text:style-name="P5"/>
      <text:p text:style-name="P82">Table: pending_test_arena_<text:span text:style-name="T132">turns</text:span></text:p>
      <text:p text:style-name="P117">pending_turn_id<text:tab/><text:tab/>→ Auto Increment, Unique</text:p>
      <text:p text:style-name="P99">uid: integer<text:tab/><text:tab/><text:tab/>→ <text:span text:style-name="T125">Primary Key, </text:span>Foreign Key (users.uid)</text:p>
      <text:p text:style-name="P99">challenge_id: integer<text:tab/><text:tab/>→ <text:span text:style-name="T125">Primary Key, </text:span>Foreign Key (challenges.challenge_id)</text:p>
      <text:p text:style-name="P103">bot_type: varchar(10)</text:p>
      <text:p text:style-name="P10">language<text:change-start text:change-id="ct658713392"/>_<text:span text:style-name="T167">id</text:span><text:change-end text:change-id="ct658713392"/>: <text:change-start text:change-id="ct660888128"/><text:span text:style-name="T167">int(11)</text:span><text:change-end text:change-id="ct660888128"/><text:change-start text:change-id="ct662075952"/><text:span text:style-name="T167"><text:tab/><text:tab/></text:span><text:change-end text:change-id="ct662075952"/>→<text:span text:style-name="T6"> Foreign Key (languages.</text:span><text:change text:change-id="ct661127536"/><text:change-start text:change-id="ct661336064"/><text:span text:style-name="T6">language_id</text:span><text:change-end text:change-id="ct661336064"/><text:span text:style-name="T6">), NULLABLE</text:span></text:p>
      <text:p text:style-name="P98">bot_id: integer<text:tab/><text:tab/><text:tab/><text:span text:style-name="T136">→ Foreign Key (bot_versions.bot_id), NULLABLE</text:span></text:p>
      <text:p text:style-name="P98"><text:soft-page-break/>bot_version: integer<text:tab/><text:tab/><text:span text:style-name="T136">→ Foreign Key (bot_versions.version), NULLABLE</text:span></text:p>
      <text:p text:style-name="P115">player: integer<text:tab/></text:p>
      <text:p text:style-name="P119">last_turn_<text:span text:style-name="T157">index</text:span>: integer</text:p>
      <text:p text:style-name="P5"/>
      <text:p text:style-name="P69"><text:span text:style-name="T141">Field </text:span>Description<text:span text:style-name="T141">s</text:span>:</text:p>
      <text:list xml:id="list9012748547746439816" text:style-name="L15">
        <text:list-item>
          <text:p text:style-name="P162"><text:span text:style-name="T78">pending_turn_id </text:span>is used by the game evaluation team to dequeue from this table in FIFO order. That is, they will always read the tuple with MIN(pending_turn_id) next.</text:p>
        </text:list-item>
        <text:list-item>
          <text:p text:style-name="P184"><text:span text:style-name="T78">uid, challenge_id: </text:span>T<text:span text:style-name="T150">he primary key for this table guarantees that there can only be one pending test arena turn per user per challenge at any given time. This is by design, if this is not guaranteed then some very challenging concurrency problems arise since the user could potentially click buttons on the client much faster than the game evaluation team would be dequeuing tasks, completing them, and having them read by the display team and sent back to the client. I tried to come up with a nice efficient design to support concurrent requests for turns by the user in the test arena but ultimately failed to come up with anything that would be safe without having to duplicate the bot code in every single tuple of this table, which just seems to be a terrible waste of resources and would actually likely result in even worse performance by the game evaluation team which would have to read that source code from the DB (potentially over the network), write it to a file, compile it, and run it in a new sandbox for every single turn of every single user in the test arena. </text:span><text:span text:style-name="T149">If you guys come up with something better, I'm all ears. I just don't have the time to think about it further right now so settled for something that will work.</text:span></text:p>
        </text:list-item>
        <text:list-item>
          <text:p text:style-name="P185"><text:span text:style-name="T78">bot_type: </text:span>Is either “user” or “test_arena”. </text:p>
          <text:list>
            <text:list-item>
              <text:p text:style-name="P185">If it is “user”, then then <text:span text:style-name="T143">language will be null and both </text:span>bot_id <text:span text:style-name="T142">and bot_version </text:span>will be non-null and will reference a valid tuple in the <text:span text:style-name="T142">bot_versions table.</text:span></text:p>
            </text:list-item>
            <text:list-item>
              <text:p text:style-name="P186">If it is “test_arena” then <text:span text:style-name="T143">language will be non-null and </text:span>both bot_id and bot_version will be null. <text:span text:style-name="T143">In this case use &lt;uid, challenge_id, language&gt; to grab the code from the test_arena_bots table.</text:span></text:p>
            </text:list-item>
          </text:list>
        </text:list-item>
        <text:list-item>
          <text:p text:style-name="P187"><text:span text:style-name="T78">Player:</text:span> Whose turn is it? The client side test arena will need to know this so that they know which bot to use <text:span text:style-name="T148">for the upcoming turn.</text:span></text:p>
        </text:list-item>
        <text:list-item>
          <text:p text:style-name="P188"><text:span text:style-name="T154">last_turn_</text:span><text:span text:style-name="T155">index</text:span><text:span text:style-name="T154">:</text:span><text:span text:style-name="T151"> will be used as an index into the test_arena_matches.turns JSON array for the game evaluation team to retrieve the game state immediately prior to the turn that will be computed. </text:span><text:span text:style-name="T152">Therefore it is the responsibility of the game display team to ensure that the last_turn references a valid turn </text:span><text:span text:style-name="T153">object </text:span><text:span text:style-name="T152">in that JSON array.</text:span><text:change-start text:change-id="ct638509120"/></text:p>
        </text:list-item>
      </text:list>
      <text:p text:style-name="P189"><text:span text:style-name="T152">I </text:span><text:span text:style-name="T149">think this should change. I don't think the client side should have to worry about whose turn it is at all.</text:span><text:change-end text:change-id="ct638509120"/><text:change-start text:change-id="ct663441024"/><text:span text:style-name="T149"> Instead, the should be something limited to between the Game evaluation team and the bot evaluation programs. That is given a state, the bot evaluation program should be able to tell you who's turn it is. Then, knowing whos turn it is, the game evaluation team should be ab</text:span><text:change-end text:change-id="ct663441024"/><text:change-start text:change-id="ct667271856"/><text:span text:style-name="T149">le to go to the database and get the correct bot. So instead what we need is a table mapping a player number to a bot. I'll think about this more and propose a schema very soon</text:span><text:change-end text:change-id="ct667271856"/></text:p>
      <text:p text:style-name="P69"/>
      <text:p text:style-name="P91"/>
      <text:p text:style-name="P69"/>
      <text:p text:style-name="P151"/>
      <text:p text:style-name="P122"><text:span text:style-name="T102">[GRAPHICS TEAM] </text:span><text:span text:style-name="T107">[GAME EVALUATION TEAM]</text:span></text:p>
      <text:p text:style-name="P121"/>
      <text:p text:style-name="P76">Table: <text:span text:style-name="T124">test_arena_matches</text:span></text:p>
      <text:p text:style-name="P100">uid: integer<text:tab/><text:tab/><text:tab/><text:tab/><text:tab/>→ <text:span text:style-name="T125">Primary Key, </text:span>Foreign Key (users.uid)</text:p>
      <text:p text:style-name="P100"><text:soft-page-break/>challenge_id: integer<text:tab/><text:tab/><text:tab/><text:tab/>→ <text:span text:style-name="T125">Primary Key, </text:span>Foreign Key (challenges.challenge_id)</text:p>
      <text:p text:style-name="P100"><text:span text:style-name="T123">game_initialization_message</text:span>: <text:span text:style-name="T134">JSON<text:tab/><text:tab/>→ DEFAULT: NULL</text:span></text:p>
      <text:p text:style-name="P111"><text:span text:style-name="T123">turns</text:span>: <text:span text:style-name="T134">JSON</text:span><text:tab/><text:tab/><text:tab/><text:tab/><text:tab/><text:span text:style-name="T105">→ DEFAULT: NULL</text:span></text:p>
      <text:p text:style-name="P118">last_turn_status: varchar(10)<text:tab/><text:tab/><text:tab/>→ DEFAULT: “DISPLAYED”</text:p>
      <text:p text:style-name="P123"/>
      <text:p text:style-name="P126"><text:span text:style-name="T78">Description:</text:span> <text:span text:style-name="T135">This table is very similar to the matches table, however the test arena use case is different enough that its better suited to a different table. </text:span></text:p>
      <text:p text:style-name="P126"/>
      <text:p text:style-name="P79"><text:span text:style-name="T145">F</text:span>ield Descriptions:</text:p>
      <text:list xml:id="list133214355181189" text:continue-list="list8071875247631639610" text:style-name="L13">
        <text:list-item>
          <text:p text:style-name="P180"><text:span text:style-name="T9">uid, challenge_id</text:span><text:span text:style-name="T21">: </text:span><text:span text:style-name="T23">Instead of a match_id we use the combination of these because for each user and each challenge, we will only track one match. In other words anything done in the test arena is overwritten as soon as the user plays a new game. Furthermore if a user backtracks to turn number 5, then selects a new bot and plays forward, then turns 6...10 will be overwritten but turns 1...5 will remain as they were. </text:span></text:p>
        </text:list-item>
        <text:list-item>
          <text:p text:style-name="P180"><text:span text:style-name="T25">game_initialization_message: </text:span><text:span text:style-name="T21">See Dr. Blum's test arena design</text:span></text:p>
        </text:list-item>
        <text:list-item>
          <text:p text:style-name="P157">turns: See Dr. Blum's test arena design.</text:p>
        </text:list-item>
        <text:list-item>
          <text:p text:style-name="P163">last_turn_status: <text:span text:style-name="T97">THIS IS IMPORTANT </text:span><text:span text:style-name="T98">THAT EVERYONE AGREES ON </text:span>Will synchronize the Game display module and game evaluation teams with regards to test arena moves. </text:p>
          <text:list>
            <text:list-item>
              <text:p text:style-name="P163">PENDING: The user requested a turn be executed, the display module team saw the previous state was DISPLAYED, therefore they changed the state to PENDING, then they added a tuple to the pending_test_arena_turns table.</text:p>
            </text:list-item>
            <text:list-item>
              <text:p text:style-name="P163">READY: The Game evaluation team has grabbed the turn request from the pending_test_arena_turns table, has finished executing it, and has written the data to the correct position in the turns JSON array in this table. (The game display module team can now display it)</text:p>
            </text:list-item>
            <text:list-item>
              <text:p text:style-name="P163">DISPLAYED: The Game Display Module team saw that the state was READY, so they read the turn data, changed the state to DISPLAYED, then sent the data to the client to be displayed. </text:p>
            </text:list-item>
          </text:list>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36"><text:soft-page-break/><text:span text:style-name="T78"/></text:p>
      <text:p text:style-name="P30"/>
      <text:p text:style-name="P237"><text:span text:style-name="T78"/></text:p>
      <text:p text:style-name="P128"/>
      <text:p text:style-name="P166"><text:span text:style-name="T107"/></text:p>
      <text:p text:style-name="P143"/>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8:24:05.350000000</meta:creation-date>
    <dc:date>2016-04-03T05:02:55.235990953</dc:date>
    <meta:editing-duration>P2DT14H41M1S</meta:editing-duration>
    <meta:editing-cycles>183</meta:editing-cycles>
    <meta:generator>LibreOffice/4.2.8.2$Linux_X86_64 LibreOffice_project/420m0$Build-2</meta:generator>
    <meta:document-statistic meta:table-count="0" meta:image-count="0" meta:object-count="0" meta:page-count="14" meta:paragraph-count="288" meta:word-count="4852" meta:character-count="29538" meta:non-whitespace-character-count="24912"/>
  </office:meta>
</office:document-meta>
</file>